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611in" style:rel-column-width="4363*"/>
    </style:style>
    <style:style style:name="Table2.B" style:family="table-column">
      <style:table-column-properties style:column-width="0.4618in" style:rel-column-width="4370*"/>
    </style:style>
    <style:style style:name="Table2.O" style:family="table-column">
      <style:table-column-properties style:column-width="0.4625in" style:rel-column-width="437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O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O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375in" style:rel-column-width="8872*"/>
    </style:style>
    <style:style style:name="Table3.B" style:family="table-column">
      <style:table-column-properties style:column-width="0.8799in" style:rel-column-width="8326*"/>
    </style:style>
    <style:style style:name="Table3.C" style:family="table-column">
      <style:table-column-properties style:column-width="0.7792in" style:rel-column-width="7373*"/>
    </style:style>
    <style:style style:name="Table3.D" style:family="table-column">
      <style:table-column-properties style:column-width="0.866in" style:rel-column-width="8195*"/>
    </style:style>
    <style:style style:name="Table3.E" style:family="table-column">
      <style:table-column-properties style:column-width="0.8653in" style:rel-column-width="8188*"/>
    </style:style>
    <style:style style:name="Table3.H" style:family="table-column">
      <style:table-column-properties style:column-width="0.866in" style:rel-column-width="819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 style:may-break-between-rows="false"/>
    </style:style>
    <style:style style:name="Table1.A" style:family="table-column">
      <style:table-column-properties style:column-width="0.4979in" style:rel-column-width="4712*"/>
    </style:style>
    <style:style style:name="Table1.B" style:family="table-column">
      <style:table-column-properties style:column-width="0.4972in" style:rel-column-width="4705*"/>
    </style:style>
    <style:style style:name="Table1.C" style:family="table-column">
      <style:table-column-properties style:column-width="0.4403in" style:rel-column-width="4166*"/>
    </style:style>
    <style:style style:name="Table1.D" style:family="table-column">
      <style:table-column-properties style:column-width="0.4396in" style:rel-column-width="4160*"/>
    </style:style>
    <style:style style:name="Table1.G" style:family="table-column">
      <style:table-column-properties style:column-width="0.3701in" style:rel-column-width="3502*"/>
    </style:style>
    <style:style style:name="Table1.H" style:family="table-column">
      <style:table-column-properties style:column-width="0.3375in" style:rel-column-width="3193*"/>
    </style:style>
    <style:style style:name="Table1.I" style:family="table-column">
      <style:table-column-properties style:column-width="0.4326in" style:rel-column-width="4094*"/>
    </style:style>
    <style:style style:name="Table1.L" style:family="table-column">
      <style:table-column-properties style:column-width="0.4333in" style:rel-column-width="4100*"/>
    </style:style>
    <style:style style:name="Table1.P" style:family="table-column">
      <style:table-column-properties style:column-width="0.434in" style:rel-column-width="4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P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P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 style:may-break-between-rows="false"/>
    </style:style>
    <style:style style:name="Table4.A" style:family="table-column">
      <style:table-column-properties style:column-width="0.4979in" style:rel-column-width="4712*"/>
    </style:style>
    <style:style style:name="Table4.B" style:family="table-column">
      <style:table-column-properties style:column-width="0.4972in" style:rel-column-width="4705*"/>
    </style:style>
    <style:style style:name="Table4.C" style:family="table-column">
      <style:table-column-properties style:column-width="0.4403in" style:rel-column-width="4166*"/>
    </style:style>
    <style:style style:name="Table4.D" style:family="table-column">
      <style:table-column-properties style:column-width="0.4396in" style:rel-column-width="4160*"/>
    </style:style>
    <style:style style:name="Table4.G" style:family="table-column">
      <style:table-column-properties style:column-width="0.3701in" style:rel-column-width="3502*"/>
    </style:style>
    <style:style style:name="Table4.H" style:family="table-column">
      <style:table-column-properties style:column-width="0.3375in" style:rel-column-width="3193*"/>
    </style:style>
    <style:style style:name="Table4.I" style:family="table-column">
      <style:table-column-properties style:column-width="0.4326in" style:rel-column-width="4094*"/>
    </style:style>
    <style:style style:name="Table4.L" style:family="table-column">
      <style:table-column-properties style:column-width="0.4333in" style:rel-column-width="4100*"/>
    </style:style>
    <style:style style:name="Table4.P" style:family="table-column">
      <style:table-column-properties style:column-width="0.434in" style:rel-column-width="4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P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P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4611in" style:rel-column-width="4363*"/>
    </style:style>
    <style:style style:name="Table5.B" style:family="table-column">
      <style:table-column-properties style:column-width="0.4618in" style:rel-column-width="4370*"/>
    </style:style>
    <style:style style:name="Table5.O" style:family="table-column">
      <style:table-column-properties style:column-width="0.4625in" style:rel-column-width="437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O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O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4326in" style:rel-column-width="4096*"/>
    </style:style>
    <style:style style:name="Table6.P" style:family="table-column">
      <style:table-column-properties style:column-width="0.4326in" style:rel-column-width="409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P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P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0c9221" officeooo:paragraph-rsid="000c9221"/>
    </style:style>
    <style:style style:name="P2" style:family="paragraph" style:parent-style-name="Standard">
      <style:text-properties officeooo:rsid="000c9221" officeooo:paragraph-rsid="000c9221"/>
    </style:style>
    <style:style style:name="P3" style:family="paragraph" style:parent-style-name="Standard">
      <style:paragraph-properties fo:text-align="start" style:justify-single-word="false"/>
      <style:text-properties officeooo:rsid="000c9221" officeooo:paragraph-rsid="000c9221"/>
    </style:style>
    <style:style style:name="P4" style:family="paragraph" style:parent-style-name="Standard">
      <style:paragraph-properties fo:text-align="center" style:justify-single-word="false"/>
      <style:text-properties fo:color="#0000cc" officeooo:rsid="000c9221" officeooo:paragraph-rsid="000c9221"/>
    </style:style>
    <style:style style:name="P5" style:family="paragraph" style:parent-style-name="Standard">
      <style:paragraph-properties fo:text-align="start" style:justify-single-word="false"/>
      <style:text-properties fo:color="#0000cc" officeooo:rsid="000c9221" officeooo:paragraph-rsid="000c9221"/>
    </style:style>
    <style:style style:name="P6" style:family="paragraph" style:parent-style-name="Standard">
      <style:paragraph-properties fo:text-align="start" style:justify-single-word="false"/>
      <style:text-properties fo:color="#0000cc" style:text-underline-style="none" officeooo:rsid="000c9221" officeooo:paragraph-rsid="000d9c72"/>
    </style:style>
    <style:style style:name="P7" style:family="paragraph" style:parent-style-name="Standard">
      <style:paragraph-properties fo:text-align="start" style:justify-single-word="false"/>
      <style:text-properties fo:color="#0000cc" style:text-underline-style="none" officeooo:rsid="000d9c72" officeooo:paragraph-rsid="000d9c72"/>
    </style:style>
    <style:style style:name="P8" style:family="paragraph" style:parent-style-name="Standard">
      <style:paragraph-properties fo:text-align="start" style:justify-single-word="false"/>
      <style:text-properties fo:color="#0000cc" style:text-underline-style="none" officeooo:rsid="000d9c72" officeooo:paragraph-rsid="000f578b"/>
    </style:style>
    <style:style style:name="P9" style:family="paragraph" style:parent-style-name="Standard">
      <style:paragraph-properties fo:text-align="start" style:justify-single-word="false"/>
      <style:text-properties fo:color="#0000cc" style:text-underline-style="none" officeooo:rsid="000ede9f" officeooo:paragraph-rsid="00109d49"/>
    </style:style>
    <style:style style:name="P10" style:family="paragraph" style:parent-style-name="Standard">
      <style:paragraph-properties fo:text-align="start" style:justify-single-word="false"/>
      <style:text-properties fo:color="#0000cc" style:text-underline-style="none" officeooo:rsid="000ede9f" officeooo:paragraph-rsid="000ede9f"/>
    </style:style>
    <style:style style:name="P11" style:family="paragraph" style:parent-style-name="Standard">
      <style:paragraph-properties fo:text-align="start" style:justify-single-word="false"/>
      <style:text-properties fo:color="#0000cc" style:text-underline-style="none" officeooo:rsid="000ede9f" officeooo:paragraph-rsid="0014bc63"/>
    </style:style>
    <style:style style:name="P12" style:family="paragraph" style:parent-style-name="Standard">
      <style:paragraph-properties fo:text-align="center" style:justify-single-word="false"/>
      <style:text-properties fo:color="#0000cc" style:text-underline-style="none" officeooo:rsid="000ede9f" officeooo:paragraph-rsid="000f896b"/>
    </style:style>
    <style:style style:name="P13" style:family="paragraph" style:parent-style-name="Standard">
      <style:paragraph-properties fo:text-align="center" style:justify-single-word="false"/>
      <style:text-properties fo:color="#0000cc" style:text-underline-style="none" officeooo:rsid="000e64a4" officeooo:paragraph-rsid="000f896b"/>
    </style:style>
    <style:style style:name="P14" style:family="paragraph" style:parent-style-name="Standard">
      <style:paragraph-properties fo:text-align="start" style:justify-single-word="false"/>
      <style:text-properties fo:color="#0000cc" style:text-underline-style="none" officeooo:rsid="000f578b" officeooo:paragraph-rsid="000f896b"/>
    </style:style>
    <style:style style:name="P15" style:family="paragraph" style:parent-style-name="Standard">
      <style:paragraph-properties fo:text-align="start" style:justify-single-word="false"/>
      <style:text-properties fo:color="#0000cc" style:text-underline-style="none" officeooo:rsid="001746db" officeooo:paragraph-rsid="001746db"/>
    </style:style>
    <style:style style:name="P16" style:family="paragraph" style:parent-style-name="Standard">
      <style:paragraph-properties fo:text-align="start" style:justify-single-word="false"/>
      <style:text-properties fo:color="#0000cc" style:text-underline-style="none" officeooo:rsid="001746db" officeooo:paragraph-rsid="001b1fbd"/>
    </style:style>
    <style:style style:name="P17" style:family="paragraph" style:parent-style-name="Standard">
      <style:paragraph-properties fo:text-align="start" style:justify-single-word="false"/>
      <style:text-properties fo:color="#0000cc" style:text-underline-style="none" officeooo:rsid="001a2105" officeooo:paragraph-rsid="001a2105"/>
    </style:style>
    <style:style style:name="P18" style:family="paragraph" style:parent-style-name="Standard">
      <style:paragraph-properties fo:text-align="start" style:justify-single-word="false"/>
      <style:text-properties fo:color="#0000cc" style:text-underline-style="none" officeooo:rsid="001b1fbd" officeooo:paragraph-rsid="001b1fbd"/>
    </style:style>
    <style:style style:name="P19" style:family="paragraph" style:parent-style-name="Standard">
      <style:paragraph-properties fo:text-align="start" style:justify-single-word="false"/>
      <style:text-properties fo:color="#0000cc" style:text-underline-style="none" fo:font-weight="normal" officeooo:rsid="001a2105" officeooo:paragraph-rsid="001ce9d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cc" style:text-underline-style="solid" style:text-underline-width="auto" style:text-underline-color="font-color" officeooo:rsid="000f578b" officeooo:paragraph-rsid="000f578b"/>
    </style:style>
    <style:style style:name="P21" style:family="paragraph" style:parent-style-name="Standard">
      <style:paragraph-properties fo:text-align="start" style:justify-single-word="false"/>
      <style:text-properties fo:color="#0000cc" style:text-underline-style="solid" style:text-underline-width="auto" style:text-underline-color="font-color" officeooo:rsid="0018f39f" officeooo:paragraph-rsid="0018f39f"/>
    </style:style>
    <style:style style:name="P22" style:family="paragraph" style:parent-style-name="Standard">
      <style:paragraph-properties fo:text-align="start" style:justify-single-word="false"/>
      <style:text-properties fo:color="#0000cc" style:text-underline-style="solid" style:text-underline-width="auto" style:text-underline-color="font-color" officeooo:rsid="001a2105" officeooo:paragraph-rsid="001a2105"/>
    </style:style>
    <style:style style:name="P23" style:family="paragraph" style:parent-style-name="Standard">
      <style:paragraph-properties fo:text-align="start" style:justify-single-word="false"/>
      <style:text-properties fo:color="#0000cc" style:text-underline-style="solid" style:text-underline-width="auto" style:text-underline-color="font-color" officeooo:rsid="001b1fbd" officeooo:paragraph-rsid="001b1fbd"/>
    </style:style>
    <style:style style:name="P24" style:family="paragraph" style:parent-style-name="Standard">
      <style:paragraph-properties fo:text-align="start" style:justify-single-word="false"/>
      <style:text-properties fo:color="#0000cc" style:text-underline-style="solid" style:text-underline-width="auto" style:text-underline-color="font-color" officeooo:rsid="001b1fbd" officeooo:paragraph-rsid="001ce9d9"/>
    </style:style>
    <style:style style:name="P25" style:family="paragraph" style:parent-style-name="Standard">
      <style:paragraph-properties fo:text-align="start" style:justify-single-word="false"/>
      <style:text-properties fo:color="#0000cc" style:font-name="Courier New" style:text-underline-style="solid" style:text-underline-width="auto" style:text-underline-color="font-color" officeooo:rsid="001a2105" officeooo:paragraph-rsid="001a2105"/>
    </style:style>
    <style:style style:name="P26" style:family="paragraph" style:parent-style-name="Standard">
      <style:paragraph-properties fo:text-align="start" style:justify-single-word="false"/>
      <style:text-properties fo:color="#0000cc" style:font-name="Courier New" style:text-underline-style="none" officeooo:rsid="000ede9f" officeooo:paragraph-rsid="000ede9f"/>
    </style:style>
    <style:style style:name="P27" style:family="paragraph" style:parent-style-name="Standard">
      <style:paragraph-properties fo:text-align="start" style:justify-single-word="false"/>
      <style:text-properties fo:color="#0000cc" style:font-name="Courier New" style:text-underline-style="none" fo:font-weight="bold" officeooo:rsid="001d4cf3" officeooo:paragraph-rsid="000ede9f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cc" style:font-name="Courier New" fo:font-style="normal" style:text-underline-style="none" officeooo:rsid="0028b221" officeooo:paragraph-rsid="000ede9f" style:font-style-asian="normal" style:font-style-complex="normal"/>
    </style:style>
    <style:style style:name="P29" style:family="paragraph" style:parent-style-name="Standard">
      <style:paragraph-properties fo:text-align="start" style:justify-single-word="false"/>
      <style:text-properties fo:color="#0000cc" style:font-name="Courier New" fo:font-style="normal" style:text-underline-style="none" officeooo:rsid="0028b221" officeooo:paragraph-rsid="0028b221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fo:color="#0000cc" style:font-name="Courier New" fo:font-style="normal" style:text-underline-style="none" fo:font-weight="bold" officeooo:rsid="0028b221" officeooo:paragraph-rsid="0028b221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cc" fo:font-style="italic" style:text-underline-style="none" officeooo:rsid="002154f4" officeooo:paragraph-rsid="002154f4" style:font-style-asian="italic" style:font-style-complex="italic"/>
    </style:style>
    <style:style style:name="P32" style:family="paragraph" style:parent-style-name="Standard">
      <style:paragraph-properties fo:text-align="start" style:justify-single-word="false"/>
      <style:text-properties fo:color="#0000cc" fo:font-style="normal" style:text-underline-style="none" officeooo:rsid="0023d30c" officeooo:paragraph-rsid="0023d30c" style:font-style-asian="normal" style:font-style-complex="normal"/>
    </style:style>
    <style:style style:name="P33" style:family="paragraph" style:parent-style-name="Standard">
      <style:paragraph-properties fo:text-align="start" style:justify-single-word="false"/>
      <style:text-properties fo:color="#0000cc" fo:font-style="normal" style:text-underline-style="none" officeooo:rsid="000ede9f" officeooo:paragraph-rsid="000ede9f" style:font-style-asian="normal" style:font-style-complex="normal"/>
    </style:style>
    <style:style style:name="P34" style:family="paragraph" style:parent-style-name="Standard">
      <style:paragraph-properties fo:text-align="start" style:justify-single-word="false"/>
      <style:text-properties fo:color="#0000cc" fo:font-style="normal" style:text-underline-style="none" officeooo:rsid="0026dd22" officeooo:paragraph-rsid="0026dd22" style:font-style-asian="normal" style:font-style-complex="normal"/>
    </style:style>
    <style:style style:name="P35" style:family="paragraph" style:parent-style-name="Standard">
      <style:paragraph-properties fo:text-align="start" style:justify-single-word="false"/>
      <style:text-properties fo:color="#0000cc" fo:font-style="normal" style:text-underline-style="none" officeooo:rsid="0028b221" officeooo:paragraph-rsid="000ede9f" style:font-style-asian="normal" style:font-style-complex="normal"/>
    </style:style>
    <style:style style:name="P36" style:family="paragraph" style:parent-style-name="Standard">
      <style:paragraph-properties fo:text-align="start" style:justify-single-word="false"/>
      <style:text-properties fo:color="#0000cc" fo:font-style="normal" style:text-underline-style="none" officeooo:rsid="0028b221" officeooo:paragraph-rsid="0028b221" style:font-style-asian="normal" style:font-style-complex="normal"/>
    </style:style>
    <style:style style:name="P37" style:family="paragraph" style:parent-style-name="Standard">
      <style:paragraph-properties fo:text-align="start" style:justify-single-word="false"/>
      <style:text-properties fo:color="#0000cc" fo:font-style="normal" style:text-underline-style="none" officeooo:rsid="00346102" officeooo:paragraph-rsid="00346102" style:font-style-asian="normal" style:font-style-complex="normal"/>
    </style:style>
    <style:style style:name="P38" style:family="paragraph" style:parent-style-name="Standard">
      <style:paragraph-properties fo:text-align="start" style:justify-single-word="false"/>
      <style:text-properties fo:color="#0000cc" fo:font-style="normal" style:text-underline-style="none" officeooo:rsid="0025c198" officeooo:paragraph-rsid="0025c198" style:font-style-asian="normal" style:font-style-complex="normal"/>
    </style:style>
    <style:style style:name="P39" style:family="paragraph" style:parent-style-name="Standard">
      <style:paragraph-properties fo:text-align="start" style:justify-single-word="false"/>
      <style:text-properties fo:color="#0000cc" fo:font-style="normal" style:text-underline-style="none" fo:font-weight="bold" officeooo:rsid="0025c198" officeooo:paragraph-rsid="0026dd22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cc" fo:font-style="normal" style:text-underline-style="none" fo:font-weight="bold" officeooo:rsid="002b8ac8" officeooo:paragraph-rsid="002b8ac8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cc" fo:font-style="normal" style:text-underline-style="none" fo:font-weight="bold" officeooo:rsid="0029e7fb" officeooo:paragraph-rsid="0029e7fb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cc" fo:font-style="normal" style:text-underline-style="none" fo:font-weight="bold" officeooo:rsid="0029e7fb" officeooo:paragraph-rsid="002b8ac8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cc" fo:font-style="normal" style:text-underline-style="none" fo:font-weight="normal" officeooo:rsid="0028b221" officeooo:paragraph-rsid="0028b221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text-underline-style="none" officeooo:rsid="000d9c72" officeooo:paragraph-rsid="000d9c72"/>
    </style:style>
    <style:style style:name="P45" style:family="paragraph" style:parent-style-name="Standard">
      <style:paragraph-properties fo:text-align="start" style:justify-single-word="false"/>
      <style:text-properties fo:color="#000000" style:text-underline-style="none" officeooo:rsid="000ede9f" officeooo:paragraph-rsid="000ede9f"/>
    </style:style>
    <style:style style:name="P46" style:family="paragraph" style:parent-style-name="Standard">
      <style:paragraph-properties fo:text-align="start" style:justify-single-word="false"/>
      <style:text-properties fo:color="#000000" style:text-underline-style="none" officeooo:rsid="000ede9f" officeooo:paragraph-rsid="001ce9d9"/>
    </style:style>
    <style:style style:name="P47" style:family="paragraph" style:parent-style-name="Standard">
      <style:paragraph-properties fo:text-align="start" style:justify-single-word="false"/>
      <style:text-properties fo:color="#000000" style:text-underline-style="none" officeooo:rsid="000ede9f" officeooo:paragraph-rsid="001f4743"/>
    </style:style>
    <style:style style:name="P48" style:family="paragraph" style:parent-style-name="Standard">
      <style:paragraph-properties fo:text-align="start" style:justify-single-word="false"/>
      <style:text-properties fo:color="#000000" style:text-underline-style="none" officeooo:rsid="0018f39f" officeooo:paragraph-rsid="0018f39f"/>
    </style:style>
    <style:style style:name="P49" style:family="paragraph" style:parent-style-name="Standard">
      <style:paragraph-properties fo:text-align="center" style:justify-single-word="false"/>
      <style:text-properties fo:color="#000000" style:text-underline-style="none" officeooo:rsid="002eabfd" officeooo:paragraph-rsid="002eabfd"/>
    </style:style>
    <style:style style:name="P50" style:family="paragraph" style:parent-style-name="Standard">
      <style:paragraph-properties fo:text-align="start" style:justify-single-word="false"/>
      <style:text-properties fo:color="#000000" fo:font-style="italic" style:text-underline-style="none" officeooo:rsid="000ede9f" officeooo:paragraph-rsid="000ede9f" style:font-style-asian="italic" style:font-style-complex="italic"/>
    </style:style>
    <style:style style:name="P51" style:family="paragraph" style:parent-style-name="Standard">
      <style:paragraph-properties fo:text-align="start" style:justify-single-word="false"/>
      <style:text-properties fo:color="#000000" fo:font-style="normal" style:text-underline-style="none" officeooo:rsid="000ede9f" officeooo:paragraph-rsid="000ede9f" style:font-style-asian="normal" style:font-style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tyle="normal" style:text-underline-style="none" officeooo:rsid="000ede9f" officeooo:paragraph-rsid="0025c198" style:font-style-asian="normal" style:font-style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tyle="normal" style:text-underline-style="none" officeooo:rsid="000ede9f" officeooo:paragraph-rsid="0028b221" style:font-style-asian="normal" style:font-style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tyle="normal" style:text-underline-style="none" officeooo:rsid="000ede9f" officeooo:paragraph-rsid="0029e7fb" style:font-style-asian="normal" style:font-style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tyle="normal" style:text-underline-style="none" officeooo:rsid="0029e7fb" officeooo:paragraph-rsid="0029e7fb" style:font-style-asian="normal" style:font-style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tyle="normal" officeooo:paragraph-rsid="0026dd22"/>
    </style:style>
    <style:style style:name="P57" style:family="paragraph" style:parent-style-name="Standard">
      <style:paragraph-properties fo:text-align="start" style:justify-single-word="false"/>
      <style:text-properties fo:color="#000000" style:font-name="Courier New" style:text-underline-style="none" officeooo:rsid="001ce9d9" officeooo:paragraph-rsid="001b1fbd"/>
    </style:style>
    <style:style style:name="P58" style:family="paragraph" style:parent-style-name="Standard">
      <style:paragraph-properties fo:text-align="start" style:justify-single-word="false"/>
      <style:text-properties officeooo:paragraph-rsid="000ede9f"/>
    </style:style>
    <style:style style:name="P59" style:family="paragraph" style:parent-style-name="Standard">
      <style:text-properties officeooo:paragraph-rsid="0018f39f"/>
    </style:style>
    <style:style style:name="P60" style:family="paragraph" style:parent-style-name="Table_20_Contents">
      <style:text-properties fo:color="#0000cc"/>
    </style:style>
    <style:style style:name="P61" style:family="paragraph" style:parent-style-name="Table_20_Contents">
      <style:paragraph-properties fo:text-align="start" style:justify-single-word="false"/>
      <style:text-properties fo:color="#0000cc" officeooo:rsid="000f896b" officeooo:paragraph-rsid="000f896b"/>
    </style:style>
    <style:style style:name="P62" style:family="paragraph" style:parent-style-name="Table_20_Contents">
      <style:paragraph-properties fo:text-align="start" style:justify-single-word="false"/>
      <style:text-properties fo:color="#0000cc" officeooo:rsid="000f896b" officeooo:paragraph-rsid="0018f39f"/>
    </style:style>
    <style:style style:name="P63" style:family="paragraph" style:parent-style-name="Table_20_Contents">
      <style:paragraph-properties fo:text-align="center" style:justify-single-word="false"/>
      <style:text-properties fo:color="#0000cc" officeooo:rsid="000f896b" officeooo:paragraph-rsid="000f896b"/>
    </style:style>
    <style:style style:name="P64" style:family="paragraph" style:parent-style-name="Table_20_Contents">
      <style:paragraph-properties fo:text-align="start" style:justify-single-word="false"/>
      <style:text-properties fo:color="#0000cc" officeooo:rsid="00109d49" officeooo:paragraph-rsid="00109d49"/>
    </style:style>
    <style:style style:name="P65" style:family="paragraph" style:parent-style-name="Table_20_Contents">
      <style:paragraph-properties fo:text-align="start" style:justify-single-word="false"/>
      <style:text-properties fo:color="#0000cc" officeooo:rsid="00128c55" officeooo:paragraph-rsid="00128c55"/>
    </style:style>
    <style:style style:name="P66" style:family="paragraph" style:parent-style-name="Table_20_Contents">
      <style:paragraph-properties fo:text-align="start" style:justify-single-word="false"/>
      <style:text-properties fo:color="#0000cc" officeooo:rsid="00140cf8" officeooo:paragraph-rsid="00140cf8"/>
    </style:style>
    <style:style style:name="P67" style:family="paragraph" style:parent-style-name="Table_20_Contents">
      <style:text-properties fo:color="#0000cc" officeooo:rsid="001a2105" officeooo:paragraph-rsid="001a2105"/>
    </style:style>
    <style:style style:name="P68" style:family="paragraph" style:parent-style-name="Table_20_Contents">
      <style:paragraph-properties fo:margin-left="0in" fo:margin-right="0in" fo:text-align="center" style:justify-single-word="false" fo:text-indent="0in" style:auto-text-indent="false" text:number-lines="false" text:line-number="0"/>
      <style:text-properties fo:color="#0000cc" officeooo:rsid="000f896b" officeooo:paragraph-rsid="000f896b"/>
    </style:style>
    <style:style style:name="P69" style:family="paragraph" style:parent-style-name="Standard">
      <style:paragraph-properties fo:text-align="start" style:justify-single-word="false"/>
      <style:text-properties fo:color="#0000cc" fo:font-style="normal" style:text-underline-style="none" officeooo:rsid="00346102" officeooo:paragraph-rsid="00346102" style:font-style-asian="normal" style:font-style-complex="normal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d9c72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d9c72" style:font-weight-asian="bold" style:font-weight-complex="bold"/>
    </style:style>
    <style:style style:name="T6" style:family="text">
      <style:text-properties officeooo:rsid="000d9c72"/>
    </style:style>
    <style:style style:name="T7" style:family="text">
      <style:text-properties fo:color="#ff0000"/>
    </style:style>
    <style:style style:name="T8" style:family="text">
      <style:text-properties fo:color="#ff0000" officeooo:rsid="000d9c72"/>
    </style:style>
    <style:style style:name="T9" style:family="text">
      <style:text-properties fo:color="#0000cc"/>
    </style:style>
    <style:style style:name="T10" style:family="text">
      <style:text-properties fo:color="#0000cc" officeooo:rsid="00109d49"/>
    </style:style>
    <style:style style:name="T11" style:family="text">
      <style:text-properties fo:color="#0000cc" style:font-name="Courier New" officeooo:rsid="00109d49"/>
    </style:style>
    <style:style style:name="T12" style:family="text">
      <style:text-properties fo:color="#0000cc" style:font-name="Courier New" fo:font-weight="bold" officeooo:rsid="00109d49" style:font-weight-asian="bold" style:font-weight-complex="bold"/>
    </style:style>
    <style:style style:name="T13" style:family="text">
      <style:text-properties fo:color="#0000cc" style:font-name="Courier New" fo:font-weight="bold" officeooo:rsid="002be765" style:font-weight-asian="bold" style:font-weight-complex="bold"/>
    </style:style>
    <style:style style:name="T14" style:family="text">
      <style:text-properties fo:color="#0000cc" style:font-name="Courier New" officeooo:rsid="00128c55"/>
    </style:style>
    <style:style style:name="T15" style:family="text">
      <style:text-properties fo:color="#0000cc" style:font-name="Courier New" officeooo:rsid="0025c198"/>
    </style:style>
    <style:style style:name="T16" style:family="text">
      <style:text-properties fo:color="#0000cc" style:font-name="Courier New" style:text-underline-style="solid" style:text-underline-width="auto" style:text-underline-color="font-color" officeooo:rsid="0028b221"/>
    </style:style>
    <style:style style:name="T17" style:family="text">
      <style:text-properties fo:color="#0000cc" style:font-name="Courier New" officeooo:rsid="0026dd22"/>
    </style:style>
    <style:style style:name="T18" style:family="text">
      <style:text-properties fo:color="#0000cc" fo:font-weight="bold" style:font-weight-asian="bold" style:font-weight-complex="bold"/>
    </style:style>
    <style:style style:name="T19" style:family="text">
      <style:text-properties fo:color="#0000cc" fo:font-weight="bold" officeooo:rsid="001a2105" style:font-weight-asian="bold" style:font-weight-complex="bold"/>
    </style:style>
    <style:style style:name="T20" style:family="text">
      <style:text-properties fo:color="#0000cc" fo:font-weight="bold" officeooo:rsid="001ce9d9" style:font-weight-asian="bold" style:font-weight-complex="bold"/>
    </style:style>
    <style:style style:name="T21" style:family="text">
      <style:text-properties fo:color="#0000cc" fo:font-weight="normal" officeooo:rsid="001a2105" style:font-weight-asian="normal" style:font-weight-complex="normal"/>
    </style:style>
    <style:style style:name="T22" style:family="text">
      <style:text-properties fo:color="#0000cc" officeooo:rsid="001ce9d9"/>
    </style:style>
    <style:style style:name="T23" style:family="text">
      <style:text-properties fo:color="#0000cc" officeooo:rsid="001f4743"/>
    </style:style>
    <style:style style:name="T24" style:family="text">
      <style:text-properties fo:color="#0000cc" style:text-underline-style="none" officeooo:rsid="0025c198" style:font-style-asian="normal" style:font-style-complex="normal"/>
    </style:style>
    <style:style style:name="T25" style:family="text">
      <style:text-properties fo:color="#0000cc" officeooo:rsid="0025c198"/>
    </style:style>
    <style:style style:name="T26" style:family="text">
      <style:text-properties fo:color="#0000cc" style:text-underline-style="solid" style:text-underline-width="auto" style:text-underline-color="font-color"/>
    </style:style>
    <style:style style:name="T27" style:family="text">
      <style:text-properties fo:color="#0000cc" officeooo:rsid="0026dd22"/>
    </style:style>
    <style:style style:name="T28" style:family="text">
      <style:text-properties fo:color="#0000cc" officeooo:rsid="0028b221"/>
    </style:style>
    <style:style style:name="T29" style:family="text">
      <style:text-properties officeooo:rsid="000e64a4"/>
    </style:style>
    <style:style style:name="T30" style:family="text">
      <style:text-properties officeooo:rsid="000f578b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0f578b" style:font-weight-asian="bold" style:font-weight-complex="bold"/>
    </style:style>
    <style:style style:name="T33" style:family="text">
      <style:text-properties fo:font-weight="bold" officeooo:rsid="000e64a4" style:font-weight-asian="bold" style:font-weight-complex="bold"/>
    </style:style>
    <style:style style:name="T34" style:family="text">
      <style:text-properties fo:font-weight="bold" officeooo:rsid="001d4cf3" style:font-weight-asian="bold" style:font-weight-complex="bold"/>
    </style:style>
    <style:style style:name="T35" style:family="text">
      <style:text-properties fo:font-weight="bold" officeooo:rsid="002be7d4" style:font-weight-asian="bold" style:font-weight-complex="bold"/>
    </style:style>
    <style:style style:name="T36" style:family="text">
      <style:text-properties fo:font-weight="bold" officeooo:rsid="0014bc63" style:font-weight-asian="bold" style:font-weight-complex="bold"/>
    </style:style>
    <style:style style:name="T37" style:family="text">
      <style:text-properties officeooo:rsid="00109d49"/>
    </style:style>
    <style:style style:name="T38" style:family="text">
      <style:text-properties style:font-name="Courier New"/>
    </style:style>
    <style:style style:name="T39" style:family="text">
      <style:text-properties style:font-name="Courier New" officeooo:rsid="00109d49"/>
    </style:style>
    <style:style style:name="T40" style:family="text">
      <style:text-properties style:font-name="Courier New" fo:font-weight="bold" style:font-weight-asian="bold" style:font-weight-complex="bold"/>
    </style:style>
    <style:style style:name="T41" style:family="text">
      <style:text-properties style:font-name="Courier New" fo:font-weight="bold" officeooo:rsid="00109d49" style:font-weight-asian="bold" style:font-weight-complex="bold"/>
    </style:style>
    <style:style style:name="T42" style:family="text">
      <style:text-properties style:font-name="Courier New" fo:font-weight="bold" officeooo:rsid="00128c55" style:font-weight-asian="bold" style:font-weight-complex="bold"/>
    </style:style>
    <style:style style:name="T43" style:family="text">
      <style:text-properties style:font-name="Courier New" fo:font-weight="bold" officeooo:rsid="001ce9d9" style:font-weight-asian="bold" style:font-weight-complex="bold"/>
    </style:style>
    <style:style style:name="T44" style:family="text">
      <style:text-properties style:font-name="Courier New" fo:font-weight="bold" officeooo:rsid="0014bc63" style:font-weight-asian="bold" style:font-weight-complex="bold"/>
    </style:style>
    <style:style style:name="T45" style:family="text">
      <style:text-properties style:font-name="Courier New" officeooo:rsid="00128c55"/>
    </style:style>
    <style:style style:name="T46" style:family="text">
      <style:text-properties style:font-name="Courier New" officeooo:rsid="00140cf8"/>
    </style:style>
    <style:style style:name="T47" style:family="text">
      <style:text-properties style:font-name="Courier New" style:text-underline-style="solid" style:text-underline-width="auto" style:text-underline-color="font-color"/>
    </style:style>
    <style:style style:name="T48" style:family="text">
      <style:text-properties style:font-name="Courier New" officeooo:rsid="000ede9f"/>
    </style:style>
    <style:style style:name="T49" style:family="text">
      <style:text-properties style:font-name="Courier New" officeooo:rsid="001a2105"/>
    </style:style>
    <style:style style:name="T50" style:family="text">
      <style:text-properties style:font-name="Courier New" officeooo:rsid="0018f39f"/>
    </style:style>
    <style:style style:name="T51" style:family="text">
      <style:text-properties style:font-name="Courier New" officeooo:rsid="001ce9d9"/>
    </style:style>
    <style:style style:name="T52" style:family="text">
      <style:text-properties style:font-name="Courier New" style:text-underline-style="none" officeooo:rsid="0025c198" style:font-style-asian="normal" style:font-style-complex="normal"/>
    </style:style>
    <style:style style:name="T53" style:family="text">
      <style:text-properties style:font-name="Courier New" fo:font-size="12pt" style:text-underline-style="none" officeooo:rsid="0025c198" style:font-size-asian="12pt" style:font-style-asian="normal" style:font-size-complex="12pt" style:font-style-complex="normal"/>
    </style:style>
    <style:style style:name="T54" style:family="text">
      <style:text-properties style:font-name="Courier New" officeooo:rsid="0028b221"/>
    </style:style>
    <style:style style:name="T55" style:family="text">
      <style:text-properties style:font-name="Courier New" officeooo:rsid="0030addc"/>
    </style:style>
    <style:style style:name="T56" style:family="text">
      <style:text-properties officeooo:rsid="0018f39f"/>
    </style:style>
    <style:style style:name="T57" style:family="text">
      <style:text-properties style:text-underline-style="none" officeooo:rsid="000ede9f" style:font-style-asian="normal" style:font-style-complex="normal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2b8ac8" style:font-weight-asian="normal" style:font-weight-complex="normal"/>
    </style:style>
    <style:style style:name="T60" style:family="text">
      <style:text-properties fo:color="#000000"/>
    </style:style>
    <style:style style:name="T61" style:family="text">
      <style:text-properties fo:color="#000000" style:text-underline-style="none" officeooo:rsid="000ede9f"/>
    </style:style>
    <style:style style:name="T62" style:family="text">
      <style:text-properties fo:color="#000000" style:font-name="Courier New" style:text-underline-style="solid" style:text-underline-width="auto" style:text-underline-color="font-color" officeooo:rsid="000ede9f"/>
    </style:style>
    <style:style style:name="T63" style:family="text">
      <style:text-properties fo:color="#000000" style:font-name="Courier New" style:text-underline-style="solid" style:text-underline-width="auto" style:text-underline-color="font-color" fo:font-weight="normal" officeooo:rsid="000ede9f" style:font-weight-asian="normal" style:font-weight-complex="normal"/>
    </style:style>
    <style:style style:name="T64" style:family="text">
      <style:text-properties fo:color="#000000" style:font-name="Courier New" style:text-underline-style="none" officeooo:rsid="000ede9f"/>
    </style:style>
    <style:style style:name="T65" style:family="text">
      <style:text-properties style:font-name="Liberation Serif"/>
    </style:style>
    <style:style style:name="T66" style:family="text">
      <style:text-properties style:font-name="Liberation Serif" officeooo:rsid="001ce9d9"/>
    </style:style>
    <style:style style:name="T67" style:family="text">
      <style:text-properties officeooo:rsid="001d4cf3"/>
    </style:style>
    <style:style style:name="T68" style:family="text">
      <style:text-properties officeooo:rsid="001f4743"/>
    </style:style>
    <style:style style:name="T69" style:family="text">
      <style:text-properties fo:font-style="italic" officeooo:rsid="001d4cf3" style:font-style-asian="italic" style:font-style-complex="italic"/>
    </style:style>
    <style:style style:name="T70" style:family="text">
      <style:text-properties fo:font-style="italic" officeooo:rsid="001f4743" style:font-style-asian="italic" style:font-style-complex="italic"/>
    </style:style>
    <style:style style:name="T71" style:family="text">
      <style:text-properties fo:font-style="italic" officeooo:rsid="002d8c01" style:font-style-asian="italic" style:font-style-complex="italic"/>
    </style:style>
    <style:style style:name="T72" style:family="text">
      <style:text-properties officeooo:rsid="0020cc41"/>
    </style:style>
    <style:style style:name="T73" style:family="text">
      <style:text-properties officeooo:rsid="00233212"/>
    </style:style>
    <style:style style:name="T74" style:family="text">
      <style:text-properties officeooo:rsid="0025c198"/>
    </style:style>
    <style:style style:name="T75" style:family="text">
      <style:text-properties fo:font-variant="normal" fo:text-transform="none" style:font-name="Courier New" fo:font-size="12pt" fo:letter-spacing="normal" style:font-size-asian="12pt" style:font-size-complex="12pt"/>
    </style:style>
    <style:style style:name="T76" style:family="text">
      <style:text-properties fo:font-variant="normal" fo:text-transform="none" style:font-name="Courier New" fo:font-size="12pt" fo:letter-spacing="normal" officeooo:rsid="0026dd22" style:font-size-asian="12pt" style:font-size-complex="12pt"/>
    </style:style>
    <style:style style:name="T77" style:family="text">
      <style:text-properties fo:font-variant="normal" fo:text-transform="none" style:font-name="Courier New" fo:font-size="12pt" fo:letter-spacing="normal" officeooo:rsid="0028b221" style:font-size-asian="12pt" style:font-size-complex="12pt"/>
    </style:style>
    <style:style style:name="T78" style:family="text">
      <style:text-properties fo:font-variant="normal" fo:text-transform="none" style:font-name="Courier New" fo:font-size="12pt" fo:letter-spacing="normal" officeooo:rsid="0035c06f" style:font-size-asian="12pt" style:font-size-complex="12pt"/>
    </style:style>
    <style:style style:name="T79" style:family="text">
      <style:text-properties fo:font-variant="normal" fo:text-transform="none" fo:color="#0000cc" style:font-name="Courier New" fo:font-size="12pt" fo:letter-spacing="normal" style:text-underline-style="none" fo:font-weight="normal" officeooo:rsid="0026dd22" style:font-size-asian="12pt" style:font-style-asian="normal" style:font-size-complex="12pt" style:font-style-complex="normal"/>
    </style:style>
    <style:style style:name="T80" style:family="text">
      <style:text-properties officeooo:rsid="0028b221"/>
    </style:style>
    <style:style style:name="T81" style:family="text">
      <style:text-properties officeooo:rsid="0029e7fb"/>
    </style:style>
    <style:style style:name="T82" style:family="text">
      <style:text-properties officeooo:rsid="002b8ac8"/>
    </style:style>
    <style:style style:name="T83" style:family="text">
      <style:text-properties officeooo:rsid="002be7d4"/>
    </style:style>
    <style:style style:name="T84" style:family="text">
      <style:text-properties officeooo:rsid="002f3de9"/>
    </style:style>
    <style:style style:name="T85" style:family="text">
      <style:text-properties officeooo:rsid="0030addc"/>
    </style:style>
    <style:style style:name="T86" style:family="text">
      <style:text-properties officeooo:rsid="0035c06f"/>
    </style:style>
    <style:style style:name="T87" style:family="text">
      <style:text-properties officeooo:rsid="00361b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aleb J. Himes</text:p>
      <text:p text:style-name="P2"><text:a xlink:type="simple" xlink:href="mailto:kaleb@gmail.com">kaleb@gmail.com</text:a></text:p>
      <text:p text:style-name="P2"><text:a xlink:type="simple" xlink:href="mailto:kaleb@wolfssl.com">kaleb@wolfssl.com</text:a></text:p>
      <text:p text:style-name="P2">CSCI 361</text:p>
      <text:p text:style-name="P2">Due Mon Oct 6<text:span text:style-name="T1">th</text:span> 2014</text:p>
      <text:p text:style-name="P2"/>
      <text:p text:style-name="P2">Problem 1 <text:tab/><text:tab/><text:tab/><text:tab/><text:tab/><text:tab/><text:tab/><text:tab/><text:tab/><text:tab/><text:tab/> <text:s text:c="11"/>[20 pts] </text:p>
      <text:p text:style-name="P2">Complete the following problems as instructed. Show the your work to receive credit. </text:p>
      <text:p text:style-name="P2"/>
      <text:p text:style-name="P2">(a) Convert the following 8-bit unsigned binary numbers to decimal. <text:span text:style-name="T8">(these are 9 bit binary's)</text:span></text:p>
      <text:p text:style-name="P2"/>
      <text:p text:style-name="P4">Binary</text:p>
      <text:p text:style-name="P5"><text:tab/><text:tab/><text:tab/><text:tab/> <text:s/>------------------------------------------</text:p>
      <text:p text:style-name="P3"><text:tab/><text:tab/><text:tab/><text:tab/> <text:span text:style-name="T7"><text:s/>| 0 <text:s text:c="2"/>|</text:span> <text:s text:c="2"/><text:span text:style-name="T9"><text:s/>0 <text:s/>| <text:s/>0 | <text:s/>0 | <text:s/>1 | <text:s/>0 | <text:s/>0 | <text:s/>1 | 1 | = 16+2+1 = </text:span><text:span text:style-name="T18">19</text:span></text:p>
      <text:p text:style-name="P5"><text:tab/><text:tab/><text:tab/><text:tab/> <text:s/>------------------------------------------</text:p>
      <text:p text:style-name="P3"><text:tab/><text:tab/><text:tab/><text:tab/> <text:s/><text:span text:style-name="T7">| 0 <text:s text:c="2"/>| </text:span><text:s text:c="3"/><text:span text:style-name="T9">1 <text:s/>| <text:s/>0 | <text:s/>1 | <text:s/>0 | <text:s/>1 | <text:s/>0 | <text:s/>1 | 0 | = 128+32+8+2 = </text:span><text:span text:style-name="T18">170</text:span></text:p>
      <text:p text:style-name="P3"><text:tab/><text:tab/><text:tab/><text:tab/><text:span text:style-name="T9"> <text:s/>------------------------------------------</text:span></text:p>
      <text:p text:style-name="P3"><text:tab/><text:tab/><text:tab/><text:tab/> <text:s/><text:span text:style-name="T7">|256|</text:span> <text:span text:style-name="T9">128 | 64| 32| 16| <text:s/>8 | <text:s/>4 | <text:s/>2 | 1 |</text:span></text:p>
      <text:p text:style-name="P3"/>
      <text:p text:style-name="P3">(b) Convert the following decimal numbers to both 8-bit Sign Magnitude and Two’s </text:p>
      <text:p text:style-name="P3">Complement Notation.</text:p>
      <text:p text:style-name="P3"/>
      <text:p text:style-name="P5"><text:tab/><text:tab/><text:span text:style-name="T2"> <text:s text:c="3"/>Sign Magnitude <text:s text:c="9"/><text:tab/>| <text:s text:c="3"/>Two's Complement <text:s text:c="2"/><text:tab/></text:span></text:p>
      <text:p text:style-name="P5"><text:tab/> <text:s text:c="2"/><text:span text:style-name="T60">37</text:span> <text:tab/>|<text:span text:style-name="T2"> <text:s text:c="3"/></text:span><text:span text:style-name="T4"><text:s/>0 0 1 0 0 1 0 1<text:tab/></text:span><text:span text:style-name="T2"><text:tab/></text:span><text:span text:style-name="T3">| <text:s/></text:span><text:span text:style-name="T5"><text:s/>0 0 1 0 0 1 0 1 <text:s/></text:span><text:span text:style-name="T3"><text:s text:c="9"/><text:tab/>|</text:span><text:tab/></text:p>
      <text:p text:style-name="P5"><text:tab/><text:span text:style-name="T60"> <text:s/>-37</text:span> <text:tab/>|<text:span text:style-name="T2"> <text:s/></text:span><text:span text:style-name="T4"><text:s text:c="3"/></text:span><text:span text:style-name="T5">1 0 1 0 0 1 0 1</text:span><text:span text:style-name="T3"><text:tab/><text:tab/>| <text:s/></text:span><text:span text:style-name="T5"><text:s/>1 1 0 1 1 0 1 1</text:span><text:span text:style-name="T3"><text:tab/> <text:s/><text:tab/>|</text:span></text:p>
      <text:p text:style-name="P5"><text:tab/><text:span text:style-name="T60">-121 </text:span><text:tab/>|<text:span text:style-name="T2"> <text:s text:c="2"/></text:span><text:span text:style-name="T4"><text:s text:c="2"/></text:span><text:span text:style-name="T5">1 1 1 1 1 0 0 1</text:span><text:span text:style-name="T3"><text:tab/><text:tab/>| <text:s text:c="2"/></text:span><text:span text:style-name="T5">1 0 0 0 0 1 1 1 </text:span><text:span text:style-name="T3"><text:tab/> <text:s/><text:tab/>|</text:span></text:p>
      <text:p text:style-name="P6"><text:tab/><text:tab/><text:span text:style-name="T6">(</text:span>128<text:span text:style-name="T6">)(</text:span>64<text:span text:style-name="T6">)(</text:span>32<text:span text:style-name="T6">)(</text:span>16<text:span text:style-name="T6">)(</text:span>8<text:span text:style-name="T6">)(</text:span>4<text:span text:style-name="T6">)(</text:span>2<text:span text:style-name="T6">)(</text:span>1<text:span text:style-name="T6">)</text:span>| <text:span text:style-name="T6">(flip the bits and add 1 if <text:tab/>| </text:span></text:p>
      <text:p text:style-name="P7"><text:tab/><text:tab/><text:tab/><text:tab/><text:tab/><text:tab/>| negative else stays same)<text:tab/>|</text:p>
      <text:p text:style-name="P6"/>
      <text:p text:style-name="P44">(c) Convert the following two hexidecimal numbers to decimal.</text:p>
      <table:table table:name="Table2" table:style-name="Table2">
        <table:table-column table:style-name="Table2.A"/>
        <table:table-column table:style-name="Table2.B" table:number-columns-repeated="4"/>
        <table:table-column table:style-name="Table2.A"/>
        <table:table-column table:style-name="Table2.B" table:number-columns-repeated="4"/>
        <table:table-column table:style-name="Table2.A"/>
        <table:table-column table:style-name="Table2.B" table:number-columns-repeated="3"/>
        <table:table-column table:style-name="Table2.O"/>
        <table:table-row>
          <table:table-cell table:style-name="Table2.A1" office:value-type="string">
            <text:p text:style-name="P63">1</text:p>
          </table:table-cell>
          <table:table-cell table:style-name="Table2.A1" office:value-type="string">
            <text:p text:style-name="P68">2</text:p>
          </table:table-cell>
          <table:table-cell table:style-name="Table2.A1" office:value-type="string">
            <text:p text:style-name="P68">3</text:p>
          </table:table-cell>
          <table:table-cell table:style-name="Table2.A1" office:value-type="string">
            <text:p text:style-name="P68">4</text:p>
          </table:table-cell>
          <table:table-cell table:style-name="Table2.A1" office:value-type="string">
            <text:p text:style-name="P68">5</text:p>
          </table:table-cell>
          <table:table-cell table:style-name="Table2.A1" office:value-type="string">
            <text:p text:style-name="P68">6</text:p>
          </table:table-cell>
          <table:table-cell table:style-name="Table2.A1" office:value-type="string">
            <text:p text:style-name="P68">7</text:p>
          </table:table-cell>
          <table:table-cell table:style-name="Table2.A1" office:value-type="string">
            <text:p text:style-name="P68">8</text:p>
          </table:table-cell>
          <table:table-cell table:style-name="Table2.A1" office:value-type="string">
            <text:p text:style-name="P68">9</text:p>
          </table:table-cell>
          <table:table-cell table:style-name="Table2.A1" office:value-type="string">
            <text:p text:style-name="P68">10</text:p>
          </table:table-cell>
          <table:table-cell table:style-name="Table2.A1" office:value-type="string">
            <text:p text:style-name="P68">11</text:p>
          </table:table-cell>
          <table:table-cell table:style-name="Table2.A1" office:value-type="string">
            <text:p text:style-name="P68">12</text:p>
          </table:table-cell>
          <table:table-cell table:style-name="Table2.A1" office:value-type="string">
            <text:p text:style-name="P68">13</text:p>
          </table:table-cell>
          <table:table-cell table:style-name="Table2.A1" office:value-type="string">
            <text:p text:style-name="P68">14</text:p>
          </table:table-cell>
          <table:table-cell table:style-name="Table2.O1" office:value-type="string">
            <text:p text:style-name="P68">15</text:p>
          </table:table-cell>
        </table:table-row>
        <table:table-row>
          <table:table-cell table:style-name="Table2.A2" office:value-type="string">
            <text:p text:style-name="P63">1</text:p>
          </table:table-cell>
          <table:table-cell table:style-name="Table2.A2" office:value-type="string">
            <text:p text:style-name="P63">2</text:p>
          </table:table-cell>
          <table:table-cell table:style-name="Table2.A2" office:value-type="string">
            <text:p text:style-name="P63">3</text:p>
          </table:table-cell>
          <table:table-cell table:style-name="Table2.A2" office:value-type="string">
            <text:p text:style-name="P63">4</text:p>
          </table:table-cell>
          <table:table-cell table:style-name="Table2.A2" office:value-type="string">
            <text:p text:style-name="P63">5</text:p>
          </table:table-cell>
          <table:table-cell table:style-name="Table2.A2" office:value-type="string">
            <text:p text:style-name="P63">6</text:p>
          </table:table-cell>
          <table:table-cell table:style-name="Table2.A2" office:value-type="string">
            <text:p text:style-name="P63">7</text:p>
          </table:table-cell>
          <table:table-cell table:style-name="Table2.A2" office:value-type="string">
            <text:p text:style-name="P63">8</text:p>
          </table:table-cell>
          <table:table-cell table:style-name="Table2.A2" office:value-type="string">
            <text:p text:style-name="P63">9</text:p>
          </table:table-cell>
          <table:table-cell table:style-name="Table2.A2" office:value-type="string">
            <text:p text:style-name="P12">a </text:p>
          </table:table-cell>
          <table:table-cell table:style-name="Table2.A2" office:value-type="string">
            <text:p text:style-name="P12">b</text:p>
          </table:table-cell>
          <table:table-cell table:style-name="Table2.A2" office:value-type="string">
            <text:p text:style-name="P12">c</text:p>
          </table:table-cell>
          <table:table-cell table:style-name="Table2.A2" office:value-type="string">
            <text:p text:style-name="P12">d</text:p>
          </table:table-cell>
          <table:table-cell table:style-name="Table2.A2" office:value-type="string">
            <text:p text:style-name="P12">e</text:p>
          </table:table-cell>
          <table:table-cell table:style-name="Table2.O2" office:value-type="string">
            <text:p text:style-name="P12"><text:s/>f </text:p>
          </table:table-cell>
        </table:table-row>
      </table:table>
      <text:p text:style-name="P20">16 power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D"/>
        <table:table-column table:style-name="Table3.E"/>
        <table:table-column table:style-name="Table3.H"/>
        <table:table-row>
          <table:table-cell table:style-name="Table3.A1" office:value-type="string">
            <text:p text:style-name="P63">8</text:p>
          </table:table-cell>
          <table:table-cell table:style-name="Table3.A1" office:value-type="string">
            <text:p text:style-name="P63">7</text:p>
          </table:table-cell>
          <table:table-cell table:style-name="Table3.A1" office:value-type="string">
            <text:p text:style-name="P63">6</text:p>
          </table:table-cell>
          <table:table-cell table:style-name="Table3.A1" office:value-type="string">
            <text:p text:style-name="P63">5</text:p>
          </table:table-cell>
          <table:table-cell table:style-name="Table3.A1" office:value-type="string">
            <text:p text:style-name="P63">4</text:p>
          </table:table-cell>
          <table:table-cell table:style-name="Table3.A1" office:value-type="string">
            <text:p text:style-name="P63">3</text:p>
          </table:table-cell>
          <table:table-cell table:style-name="Table3.A1" office:value-type="string">
            <text:p text:style-name="P63">2</text:p>
          </table:table-cell>
          <table:table-cell table:style-name="Table3.H1" office:value-type="string">
            <text:p text:style-name="P63">1</text:p>
          </table:table-cell>
        </table:table-row>
        <table:table-row>
          <table:table-cell table:style-name="Table3.A2" office:value-type="string">
            <text:p text:style-name="P13">268,435,456</text:p>
          </table:table-cell>
          <table:table-cell table:style-name="Table3.A2" office:value-type="string">
            <text:p text:style-name="P13">16,777,216</text:p>
          </table:table-cell>
          <table:table-cell table:style-name="Table3.A2" office:value-type="string">
            <text:p text:style-name="P13">1,048,576</text:p>
          </table:table-cell>
          <table:table-cell table:style-name="Table3.A2" office:value-type="string">
            <text:p text:style-name="P13">65536</text:p>
          </table:table-cell>
          <table:table-cell table:style-name="Table3.A2" office:value-type="string">
            <text:p text:style-name="P13">4096</text:p>
          </table:table-cell>
          <table:table-cell table:style-name="Table3.A2" office:value-type="string">
            <text:p text:style-name="P13">256</text:p>
          </table:table-cell>
          <table:table-cell table:style-name="Table3.A2" office:value-type="string">
            <text:p text:style-name="P63">16</text:p>
          </table:table-cell>
          <table:table-cell table:style-name="Table3.H2" office:value-type="string">
            <text:p text:style-name="P63">1</text:p>
          </table:table-cell>
        </table:table-row>
      </table:table>
      <text:p text:style-name="P7"><text:tab/> <text:span text:style-name="T2"><text:s text:c="12"/>Hex <text:s text:c="10"/><text:tab/></text:span></text:p>
      <text:p text:style-name="P7"><text:tab/><text:span text:style-name="T2">| <text:tab/>8ce<text:tab/><text:tab/>|</text:span> <text:span text:style-name="T29">= 8*256 + 12*16 + 14*1 = <text:s/>2048 + 192 + 14 = </text:span><text:span text:style-name="T33">2254</text:span></text:p>
      <text:p text:style-name="P8"><text:tab/><text:span text:style-name="T2">| <text:s text:c="3"/>a b c d e f 12<text:tab/>|</text:span> <text:span text:style-name="T30">=</text:span><text:span text:style-name="T32"> 2,882,400,018 </text:span><text:span text:style-name="T30">(see below)</text:span></text:p>
      <text:p text:style-name="P8"/>
      <text:p text:style-name="P14"><text:tab/>(10*268,435,456) <text:s/>+ <text:s/>(11*16,777,216) <text:s/>+ <text:s/>(12*1,048,576) <text:s/>+ <text:s/>(13*65536) <text:s/>+ <text:s/>(14*4096) <text:s/>+ <text:s/><text:tab/><text:tab/><text:tab/><text:tab/><text:tab/><text:tab/><text:tab/><text:tab/><text:tab/><text:tab/> <text:s text:c="9"/>(15*256) <text:s/>+ <text:s/>(1*16) <text:s/>+ <text:s/>(2*1) =</text:p>
      <text:p text:style-name="P14"><text:s/></text:p>
      <text:p text:style-name="P8"><text:span text:style-name="T30"><text:tab/>2,684,354,560 + 184,549,376 + 12,582,912</text:span><text:tab/><text:span text:style-name="T30">+ 851,968 + 57,344 + 3,840 + 16 + 2 = <text:tab/><text:tab/><text:tab/><text:tab/><text:tab/><text:tab/><text:tab/><text:tab/><text:tab/><text:tab/><text:tab/><text:tab/><text:tab/><text:tab/></text:span><text:span text:style-name="T32">2,882,400,018</text:span></text:p>
      <text:p text:style-name="P8"/>
      <text:p text:style-name="P45"><text:soft-page-break/>Problem 2 <text:tab/><text:tab/><text:tab/><text:tab/><text:tab/><text:tab/><text:tab/><text:tab/><text:tab/> <text:s text:c="34"/>[10 pts] </text:p>
      <text:p text:style-name="P45">What are the largest and the smallest integers respresentable in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C"/>
        <table:table-column table:style-name="Table1.G"/>
        <table:table-column table:style-name="Table1.H"/>
        <table:table-column table:style-name="Table1.I" table:number-columns-repeated="3"/>
        <table:table-column table:style-name="Table1.L"/>
        <table:table-column table:style-name="Table1.I" table:number-columns-repeated="3"/>
        <table:table-column table:style-name="Table1.P"/>
        <table:table-row>
          <table:table-cell table:style-name="Table1.A1" office:value-type="string">
            <text:p text:style-name="P61">2^15</text:p>
          </table:table-cell>
          <table:table-cell table:style-name="Table1.A1" office:value-type="string">
            <text:p text:style-name="P61">2^14</text:p>
          </table:table-cell>
          <table:table-cell table:style-name="Table1.A1" office:value-type="string">
            <text:p text:style-name="P61">2^13</text:p>
          </table:table-cell>
          <table:table-cell table:style-name="Table1.A1" office:value-type="string">
            <text:p text:style-name="P61">2^12</text:p>
          </table:table-cell>
          <table:table-cell table:style-name="Table1.A1" office:value-type="string">
            <text:p text:style-name="P61">2^11</text:p>
          </table:table-cell>
          <table:table-cell table:style-name="Table1.A1" office:value-type="string">
            <text:p text:style-name="P61">2^10</text:p>
          </table:table-cell>
          <table:table-cell table:style-name="Table1.A1" office:value-type="string">
            <text:p text:style-name="P61">2^9</text:p>
          </table:table-cell>
          <table:table-cell table:style-name="Table1.A1" office:value-type="string">
            <text:p text:style-name="P61">2^8</text:p>
          </table:table-cell>
          <table:table-cell table:style-name="Table1.A1" office:value-type="string">
            <text:p text:style-name="P61">2^7</text:p>
          </table:table-cell>
          <table:table-cell table:style-name="Table1.A1" office:value-type="string">
            <text:p text:style-name="P61">2^6</text:p>
          </table:table-cell>
          <table:table-cell table:style-name="Table1.A1" office:value-type="string">
            <text:p text:style-name="P61">2^5</text:p>
          </table:table-cell>
          <table:table-cell table:style-name="Table1.A1" office:value-type="string">
            <text:p text:style-name="P61">2^4</text:p>
          </table:table-cell>
          <table:table-cell table:style-name="Table1.A1" office:value-type="string">
            <text:p text:style-name="P61">2^3</text:p>
          </table:table-cell>
          <table:table-cell table:style-name="Table1.A1" office:value-type="string">
            <text:p text:style-name="P61">2^2</text:p>
          </table:table-cell>
          <table:table-cell table:style-name="Table1.A1" office:value-type="string">
            <text:p text:style-name="P61">2^1</text:p>
          </table:table-cell>
          <table:table-cell table:style-name="Table1.P1" office:value-type="string">
            <text:p text:style-name="P61">2^0</text:p>
          </table:table-cell>
        </table:table-row>
        <table:table-row>
          <table:table-cell table:style-name="Table1.A2" office:value-type="string">
            <text:p text:style-name="P61">32768</text:p>
          </table:table-cell>
          <table:table-cell table:style-name="Table1.A2" office:value-type="string">
            <text:p text:style-name="P61">16384</text:p>
          </table:table-cell>
          <table:table-cell table:style-name="Table1.A2" office:value-type="string">
            <text:p text:style-name="P61">8192</text:p>
          </table:table-cell>
          <table:table-cell table:style-name="Table1.A2" office:value-type="string">
            <text:p text:style-name="P61">4096</text:p>
          </table:table-cell>
          <table:table-cell table:style-name="Table1.A2" office:value-type="string">
            <text:p text:style-name="P61">2048</text:p>
          </table:table-cell>
          <table:table-cell table:style-name="Table1.A2" office:value-type="string">
            <text:p text:style-name="P61">1024</text:p>
          </table:table-cell>
          <table:table-cell table:style-name="Table1.A2" office:value-type="string">
            <text:p text:style-name="P61">512</text:p>
          </table:table-cell>
          <table:table-cell table:style-name="Table1.A2" office:value-type="string">
            <text:p text:style-name="P61">256</text:p>
          </table:table-cell>
          <table:table-cell table:style-name="Table1.A2" office:value-type="string">
            <text:p text:style-name="P61">128</text:p>
          </table:table-cell>
          <table:table-cell table:style-name="Table1.A2" office:value-type="string">
            <text:p text:style-name="P61">64</text:p>
          </table:table-cell>
          <table:table-cell table:style-name="Table1.A2" office:value-type="string">
            <text:p text:style-name="P61">32</text:p>
          </table:table-cell>
          <table:table-cell table:style-name="Table1.A2" office:value-type="string">
            <text:p text:style-name="P61">16</text:p>
          </table:table-cell>
          <table:table-cell table:style-name="Table1.A2" office:value-type="string">
            <text:p text:style-name="P61">8</text:p>
          </table:table-cell>
          <table:table-cell table:style-name="Table1.A2" office:value-type="string">
            <text:p text:style-name="P61">4</text:p>
          </table:table-cell>
          <table:table-cell table:style-name="Table1.A2" office:value-type="string">
            <text:p text:style-name="P61">2</text:p>
          </table:table-cell>
          <table:table-cell table:style-name="Table1.P2" office:value-type="string">
            <text:p text:style-name="P61">1</text:p>
          </table:table-cell>
        </table:table-row>
        <table:table-row>
          <table:table-cell table:style-name="Table1.A2" office:value-type="string">
            <text:p text:style-name="P66">1 </text:p>
          </table:table-cell>
          <table:table-cell table:style-name="Table1.A2" office:value-type="string">
            <text:p text:style-name="P66">1</text:p>
          </table:table-cell>
          <table:table-cell table:style-name="Table1.A2" office:value-type="string">
            <text:p text:style-name="P66">1</text:p>
          </table:table-cell>
          <table:table-cell table:style-name="Table1.A2" office:value-type="string">
            <text:p text:style-name="P66">1</text:p>
          </table:table-cell>
          <table:table-cell table:style-name="Table1.A2" office:value-type="string">
            <text:p text:style-name="P66">1</text:p>
          </table:table-cell>
          <table:table-cell table:style-name="Table1.A2" office:value-type="string">
            <text:p text:style-name="P66">1</text:p>
          </table:table-cell>
          <table:table-cell table:style-name="Table1.A2" office:value-type="string">
            <text:p text:style-name="P66">1</text:p>
          </table:table-cell>
          <table:table-cell table:style-name="Table1.A2" office:value-type="string">
            <text:p text:style-name="P66">1</text:p>
          </table:table-cell>
          <table:table-cell table:style-name="Table1.A2" office:value-type="string">
            <text:p text:style-name="P65">1</text:p>
          </table:table-cell>
          <table:table-cell table:style-name="Table1.A2" office:value-type="string">
            <text:p text:style-name="P65">1</text:p>
          </table:table-cell>
          <table:table-cell table:style-name="Table1.A2" office:value-type="string">
            <text:p text:style-name="P65">1</text:p>
          </table:table-cell>
          <table:table-cell table:style-name="Table1.A2" office:value-type="string">
            <text:p text:style-name="P65">1</text:p>
          </table:table-cell>
          <table:table-cell table:style-name="Table1.A2" office:value-type="string">
            <text:p text:style-name="P64">1</text:p>
          </table:table-cell>
          <table:table-cell table:style-name="Table1.A2" office:value-type="string">
            <text:p text:style-name="P64">1</text:p>
          </table:table-cell>
          <table:table-cell table:style-name="Table1.A2" office:value-type="string">
            <text:p text:style-name="P64">1</text:p>
          </table:table-cell>
          <table:table-cell table:style-name="Table1.P2" office:value-type="string">
            <text:p text:style-name="P64">1</text:p>
          </table:table-cell>
        </table:table-row>
      </table:table>
      <text:p text:style-name="P45"/>
      <text:p text:style-name="P45">(a) 4-bit unsigned binary representation </text:p>
      <text:p text:style-name="P45"><text:tab/><text:span text:style-name="T10">LARGEST: <text:tab/></text:span><text:span text:style-name="T11">1 1 1 1 = 8+4+2+1 = </text:span><text:span text:style-name="T12">15</text:span></text:p>
      <text:p text:style-name="P10"><text:tab/><text:span text:style-name="T37">SMALLEST: </text:span><text:span text:style-name="T39"><text:tab/>0 0 0 0 = 0+0+0+0 =</text:span><text:span text:style-name="T41"> 0</text:span></text:p>
      <text:p text:style-name="P45">(b) 4-bit sign-magnitude representation </text:p>
      <text:p text:style-name="P45"><text:tab/><text:span text:style-name="T10">LARGEST: <text:tab/></text:span><text:span text:style-name="T11">0 1 1 1 = </text:span><text:span text:style-name="T14">[+](</text:span><text:span text:style-name="T11">4+2+1</text:span><text:span text:style-name="T14">)</text:span><text:span text:style-name="T11"> = </text:span><text:span text:style-name="T12">7</text:span></text:p>
      <text:p text:style-name="P10"><text:tab/><text:span text:style-name="T37">SMALLEST: <text:s/></text:span><text:span text:style-name="T39">1 </text:span><text:span text:style-name="T45">1 1 1</text:span><text:span text:style-name="T39"> = </text:span><text:span text:style-name="T45">[</text:span><text:span text:style-name="T39">-</text:span><text:span text:style-name="T45">](4</text:span><text:span text:style-name="T39">+</text:span><text:span text:style-name="T45">2</text:span><text:span text:style-name="T39">+</text:span><text:span text:style-name="T45">1)</text:span><text:span text:style-name="T39"> = </text:span><text:span text:style-name="T41">-</text:span><text:span text:style-name="T42">7</text:span></text:p>
      <text:p text:style-name="P45">(c) 4-bit two’s complement representation </text:p>
      <text:p text:style-name="P9"><text:tab/><text:span text:style-name="T37">LARGEST: <text:tab/></text:span><text:span text:style-name="T39">0 1 1 1 = <text:s/></text:span><text:span text:style-name="T45">0</text:span><text:span text:style-name="T39">+4+2+1 = </text:span><text:span text:style-name="T41">7</text:span></text:p>
      <text:p text:style-name="P9"><text:tab/><text:span text:style-name="T37">SMALLEST: <text:s/></text:span><text:span text:style-name="T39">1 0 0 </text:span><text:span text:style-name="T45">0</text:span><text:span text:style-name="T39"> = -8+0+0+</text:span><text:span text:style-name="T45">0 = </text:span><text:span text:style-name="T42">-8</text:span></text:p>
      <text:p text:style-name="P45">(d) 8-bit unsigned binary representation </text:p>
      <text:p text:style-name="P9"><text:tab/><text:span text:style-name="T37">LARGEST: <text:s text:c="4"/></text:span><text:span text:style-name="T39">1 1 1 1 1 1 1 1 = 128+64+32+16+8+4+2+1 = </text:span><text:span text:style-name="T41">255</text:span></text:p>
      <text:p text:style-name="P9"><text:tab/><text:span text:style-name="T37">SMALLEST: <text:s/></text:span><text:span text:style-name="T39">0 0 0 0 0 0 0 0 = 0 + 0 + …+ 0 = </text:span><text:span text:style-name="T41">0</text:span></text:p>
      <text:p text:style-name="P45">(e) 8-bit sign-magnitude representation </text:p>
      <text:p text:style-name="P9"><text:tab/><text:span text:style-name="T37">LARGEST: <text:s text:c="2"/></text:span><text:span text:style-name="T39"><text:s/>0 1 1 1 1 1 1 1 1 = 64+32+16+8+4+2+1 = </text:span><text:span text:style-name="T46">255 – 128 = </text:span><text:span text:style-name="T41">127</text:span></text:p>
      <text:p text:style-name="P9"><text:tab/><text:span text:style-name="T37">SMALLEST: </text:span><text:span text:style-name="T39">1 1 1 1 1 1 1 1 1 = 64+32+...+1 = </text:span><text:span text:style-name="T41">-127</text:span></text:p>
      <text:p text:style-name="P45">(f) 8-bit two’s complement representation </text:p>
      <text:p text:style-name="P9"><text:tab/><text:span text:style-name="T37">LARGEST: <text:s text:c="3"/></text:span><text:span text:style-name="T39">0 1 1 1 1 1 1 1 = </text:span><text:span text:style-name="T41">127</text:span></text:p>
      <text:p text:style-name="P9"><text:tab/><text:span text:style-name="T37">SMALLEST:</text:span><text:span text:style-name="T39"> 1 0 0 0 0 0 0 0 = </text:span><text:span text:style-name="T41">-128</text:span></text:p>
      <text:p text:style-name="P45">(g) 16-bit unsigned binary representation </text:p>
      <text:p text:style-name="P9"><text:tab/><text:span text:style-name="T37">LARGEST: <text:s/></text:span><text:span text:style-name="T39">1 1 1 1 1 1 1 1 1 1 1 1 1 1 1 1 = </text:span><text:span text:style-name="T41">65,535</text:span></text:p>
      <text:p text:style-name="P9"><text:tab/><text:span text:style-name="T37">SMALLEST: </text:span><text:span text:style-name="T39">0 0 0 0 0 0 0 0 = </text:span><text:span text:style-name="T41">0</text:span></text:p>
      <text:p text:style-name="P45">(h) 16-bit sign-magnitude representation </text:p>
      <text:p text:style-name="P9"><text:tab/><text:span text:style-name="T37">LARGEST: <text:s text:c="3"/></text:span><text:span text:style-name="T39">0 1 1 1 1 1 1 1 1 1 1 1 1 1 1 1=65,535-32,768 = </text:span><text:span text:style-name="T41">32,767</text:span></text:p>
      <text:p text:style-name="P9"><text:tab/><text:span text:style-name="T37">SMALLEST: </text:span><text:span text:style-name="T39">1 1 1 1 1 1 1 1 1 1 1 1 1 1 1 1 = </text:span><text:span text:style-name="T41">-32,767</text:span></text:p>
      <text:p text:style-name="P45">(i) 16-bit two’s complement representation </text:p>
      <text:p text:style-name="P9"><text:tab/><text:span text:style-name="T37">LARGEST: <text:s text:c="3"/></text:span><text:span text:style-name="T39">0 1 1 1 1 1 1 1 1 1 1 1 1 1 1 1 = </text:span><text:span text:style-name="T41">32,767</text:span></text:p>
      <text:p text:style-name="P9"><text:tab/><text:span text:style-name="T37">SMALLEST: </text:span><text:span text:style-name="T39">1 0 0 0 0 0 0 0 0 0 0 0 0 0 0 0 = </text:span><text:span text:style-name="T41">-32,768</text:span></text:p>
      <text:p text:style-name="P45">(j) Explain why your answers differ between (h) and (i).</text:p>
      <text:p text:style-name="P11"><text:tab/><text:span text:style-name="T36">Because in “h” we have both -0 (</text:span><text:span text:style-name="T44">10000000000000000</text:span><text:span text:style-name="T36">) and 0 (</text:span><text:span text:style-name="T44">00000000000000000</text:span><text:span text:style-name="T36">) <text:tab/>therefore we have lost one potential representation where in “i” we only have one zero and <text:tab/>the negative zero before, is now the smallest possible number (-32,768).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9"><text:soft-page-break/>Problem 3<text:span text:style-name="T61"> <text:tab/><text:tab/><text:tab/><text:tab/><text:tab/><text:tab/><text:tab/><text:tab/><text:tab/><text:tab/><text:tab/><text:tab/>[10 pts]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C"/>
        <table:table-column table:style-name="Table4.G"/>
        <table:table-column table:style-name="Table4.H"/>
        <table:table-column table:style-name="Table4.I" table:number-columns-repeated="3"/>
        <table:table-column table:style-name="Table4.L"/>
        <table:table-column table:style-name="Table4.I" table:number-columns-repeated="3"/>
        <table:table-column table:style-name="Table4.P"/>
        <table:table-row>
          <table:table-cell table:style-name="Table4.A1" office:value-type="string">
            <text:p text:style-name="P62">2^15</text:p>
          </table:table-cell>
          <table:table-cell table:style-name="Table4.A1" office:value-type="string">
            <text:p text:style-name="P62">2^14</text:p>
          </table:table-cell>
          <table:table-cell table:style-name="Table4.A1" office:value-type="string">
            <text:p text:style-name="P62">2^13</text:p>
          </table:table-cell>
          <table:table-cell table:style-name="Table4.A1" office:value-type="string">
            <text:p text:style-name="P62">2^12</text:p>
          </table:table-cell>
          <table:table-cell table:style-name="Table4.A1" office:value-type="string">
            <text:p text:style-name="P62">2^11</text:p>
          </table:table-cell>
          <table:table-cell table:style-name="Table4.A1" office:value-type="string">
            <text:p text:style-name="P62">2^10</text:p>
          </table:table-cell>
          <table:table-cell table:style-name="Table4.A1" office:value-type="string">
            <text:p text:style-name="P62">2^9</text:p>
          </table:table-cell>
          <table:table-cell table:style-name="Table4.A1" office:value-type="string">
            <text:p text:style-name="P62">2^8</text:p>
          </table:table-cell>
          <table:table-cell table:style-name="Table4.A1" office:value-type="string">
            <text:p text:style-name="P62">2^7</text:p>
          </table:table-cell>
          <table:table-cell table:style-name="Table4.A1" office:value-type="string">
            <text:p text:style-name="P62">2^6</text:p>
          </table:table-cell>
          <table:table-cell table:style-name="Table4.A1" office:value-type="string">
            <text:p text:style-name="P62">2^5</text:p>
          </table:table-cell>
          <table:table-cell table:style-name="Table4.A1" office:value-type="string">
            <text:p text:style-name="P62">2^4</text:p>
          </table:table-cell>
          <table:table-cell table:style-name="Table4.A1" office:value-type="string">
            <text:p text:style-name="P62">2^3</text:p>
          </table:table-cell>
          <table:table-cell table:style-name="Table4.A1" office:value-type="string">
            <text:p text:style-name="P62">2^2</text:p>
          </table:table-cell>
          <table:table-cell table:style-name="Table4.A1" office:value-type="string">
            <text:p text:style-name="P62">2^1</text:p>
          </table:table-cell>
          <table:table-cell table:style-name="Table4.P1" office:value-type="string">
            <text:p text:style-name="P62">2^0</text:p>
          </table:table-cell>
        </table:table-row>
        <table:table-row>
          <table:table-cell table:style-name="Table4.A2" office:value-type="string">
            <text:p text:style-name="P62">32768</text:p>
          </table:table-cell>
          <table:table-cell table:style-name="Table4.A2" office:value-type="string">
            <text:p text:style-name="P62">16384</text:p>
          </table:table-cell>
          <table:table-cell table:style-name="Table4.A2" office:value-type="string">
            <text:p text:style-name="P62">8192</text:p>
          </table:table-cell>
          <table:table-cell table:style-name="Table4.A2" office:value-type="string">
            <text:p text:style-name="P62">4096</text:p>
          </table:table-cell>
          <table:table-cell table:style-name="Table4.A2" office:value-type="string">
            <text:p text:style-name="P62">2048</text:p>
          </table:table-cell>
          <table:table-cell table:style-name="Table4.A2" office:value-type="string">
            <text:p text:style-name="P62">1024</text:p>
          </table:table-cell>
          <table:table-cell table:style-name="Table4.A2" office:value-type="string">
            <text:p text:style-name="P62">512</text:p>
          </table:table-cell>
          <table:table-cell table:style-name="Table4.A2" office:value-type="string">
            <text:p text:style-name="P62">256</text:p>
          </table:table-cell>
          <table:table-cell table:style-name="Table4.A2" office:value-type="string">
            <text:p text:style-name="P62">128</text:p>
          </table:table-cell>
          <table:table-cell table:style-name="Table4.A2" office:value-type="string">
            <text:p text:style-name="P62">64</text:p>
          </table:table-cell>
          <table:table-cell table:style-name="Table4.A2" office:value-type="string">
            <text:p text:style-name="P62">32</text:p>
          </table:table-cell>
          <table:table-cell table:style-name="Table4.A2" office:value-type="string">
            <text:p text:style-name="P62">16</text:p>
          </table:table-cell>
          <table:table-cell table:style-name="Table4.A2" office:value-type="string">
            <text:p text:style-name="P62">8</text:p>
          </table:table-cell>
          <table:table-cell table:style-name="Table4.A2" office:value-type="string">
            <text:p text:style-name="P62">4</text:p>
          </table:table-cell>
          <table:table-cell table:style-name="Table4.A2" office:value-type="string">
            <text:p text:style-name="P62">2</text:p>
          </table:table-cell>
          <table:table-cell table:style-name="Table4.P2" office:value-type="string">
            <text:p text:style-name="P62">1</text:p>
          </table:table-cell>
        </table:table-row>
      </table:table>
      <table:table table:name="Table5" table:style-name="Table5">
        <table:table-column table:style-name="Table5.A"/>
        <table:table-column table:style-name="Table5.B" table:number-columns-repeated="4"/>
        <table:table-column table:style-name="Table5.A"/>
        <table:table-column table:style-name="Table5.B" table:number-columns-repeated="4"/>
        <table:table-column table:style-name="Table5.A"/>
        <table:table-column table:style-name="Table5.B" table:number-columns-repeated="3"/>
        <table:table-column table:style-name="Table5.O"/>
        <table:table-row>
          <table:table-cell table:style-name="Table5.A1" office:value-type="string">
            <text:p text:style-name="P67">1</text:p>
          </table:table-cell>
          <table:table-cell table:style-name="Table5.A1" office:value-type="string">
            <text:p text:style-name="P67">2</text:p>
          </table:table-cell>
          <table:table-cell table:style-name="Table5.A1" office:value-type="string">
            <text:p text:style-name="P67">3</text:p>
          </table:table-cell>
          <table:table-cell table:style-name="Table5.A1" office:value-type="string">
            <text:p text:style-name="P67">4</text:p>
          </table:table-cell>
          <table:table-cell table:style-name="Table5.A1" office:value-type="string">
            <text:p text:style-name="P67">5</text:p>
          </table:table-cell>
          <table:table-cell table:style-name="Table5.A1" office:value-type="string">
            <text:p text:style-name="P67">6</text:p>
          </table:table-cell>
          <table:table-cell table:style-name="Table5.A1" office:value-type="string">
            <text:p text:style-name="P67">7</text:p>
          </table:table-cell>
          <table:table-cell table:style-name="Table5.A1" office:value-type="string">
            <text:p text:style-name="P67">8</text:p>
          </table:table-cell>
          <table:table-cell table:style-name="Table5.A1" office:value-type="string">
            <text:p text:style-name="P67">9</text:p>
          </table:table-cell>
          <table:table-cell table:style-name="Table5.A1" office:value-type="string">
            <text:p text:style-name="P67">10</text:p>
          </table:table-cell>
          <table:table-cell table:style-name="Table5.A1" office:value-type="string">
            <text:p text:style-name="P67">11</text:p>
          </table:table-cell>
          <table:table-cell table:style-name="Table5.A1" office:value-type="string">
            <text:p text:style-name="P67">12</text:p>
          </table:table-cell>
          <table:table-cell table:style-name="Table5.A1" office:value-type="string">
            <text:p text:style-name="P67">13</text:p>
          </table:table-cell>
          <table:table-cell table:style-name="Table5.A1" office:value-type="string">
            <text:p text:style-name="P67">14</text:p>
          </table:table-cell>
          <table:table-cell table:style-name="Table5.O1" office:value-type="string">
            <text:p text:style-name="P67">15</text:p>
          </table:table-cell>
        </table:table-row>
        <table:table-row>
          <table:table-cell table:style-name="Table5.A2" office:value-type="string">
            <text:p text:style-name="P60"/>
          </table:table-cell>
          <table:table-cell table:style-name="Table5.A2" office:value-type="string">
            <text:p text:style-name="P60"/>
          </table:table-cell>
          <table:table-cell table:style-name="Table5.A2" office:value-type="string">
            <text:p text:style-name="P60"/>
          </table:table-cell>
          <table:table-cell table:style-name="Table5.A2" office:value-type="string">
            <text:p text:style-name="P60"/>
          </table:table-cell>
          <table:table-cell table:style-name="Table5.A2" office:value-type="string">
            <text:p text:style-name="P60"/>
          </table:table-cell>
          <table:table-cell table:style-name="Table5.A2" office:value-type="string">
            <text:p text:style-name="P60"/>
          </table:table-cell>
          <table:table-cell table:style-name="Table5.A2" office:value-type="string">
            <text:p text:style-name="P60"/>
          </table:table-cell>
          <table:table-cell table:style-name="Table5.A2" office:value-type="string">
            <text:p text:style-name="P60"/>
          </table:table-cell>
          <table:table-cell table:style-name="Table5.A2" office:value-type="string">
            <text:p text:style-name="P60"/>
          </table:table-cell>
          <table:table-cell table:style-name="Table5.A2" office:value-type="string">
            <text:p text:style-name="P67">a</text:p>
          </table:table-cell>
          <table:table-cell table:style-name="Table5.A2" office:value-type="string">
            <text:p text:style-name="P67">b</text:p>
          </table:table-cell>
          <table:table-cell table:style-name="Table5.A2" office:value-type="string">
            <text:p text:style-name="P67">c</text:p>
          </table:table-cell>
          <table:table-cell table:style-name="Table5.A2" office:value-type="string">
            <text:p text:style-name="P67">d</text:p>
          </table:table-cell>
          <table:table-cell table:style-name="Table5.A2" office:value-type="string">
            <text:p text:style-name="P67">e</text:p>
          </table:table-cell>
          <table:table-cell table:style-name="Table5.O2" office:value-type="string">
            <text:p text:style-name="P67">f</text:p>
          </table:table-cell>
        </table:table-row>
      </table:table>
      <table:table table:name="Table6" table:style-name="Table6">
        <table:table-column table:style-name="Table6.A" table:number-columns-repeated="15"/>
        <table:table-column table:style-name="Table6.P"/>
        <table:table-row>
          <table:table-cell table:style-name="Table6.A1" office:value-type="string">
            <text:p text:style-name="P67">$t0</text:p>
          </table:table-cell>
          <table:table-cell table:style-name="Table6.A1" office:value-type="string">
            <text:p text:style-name="P67">$t1</text:p>
          </table:table-cell>
          <table:table-cell table:style-name="Table6.A1" office:value-type="string">
            <text:p text:style-name="P67">$t2</text:p>
          </table:table-cell>
          <table:table-cell table:style-name="Table6.A1" office:value-type="string">
            <text:p text:style-name="P67">$t3</text:p>
          </table:table-cell>
          <table:table-cell table:style-name="Table6.A1" office:value-type="string">
            <text:p text:style-name="P67">$t4</text:p>
          </table:table-cell>
          <table:table-cell table:style-name="Table6.A1" office:value-type="string">
            <text:p text:style-name="P67">$t5</text:p>
          </table:table-cell>
          <table:table-cell table:style-name="Table6.A1" office:value-type="string">
            <text:p text:style-name="P67">$t6</text:p>
          </table:table-cell>
          <table:table-cell table:style-name="Table6.A1" office:value-type="string">
            <text:p text:style-name="P67">$t7</text:p>
          </table:table-cell>
          <table:table-cell table:style-name="Table6.A1" office:value-type="string">
            <text:p text:style-name="P67">$s0</text:p>
          </table:table-cell>
          <table:table-cell table:style-name="Table6.A1" office:value-type="string">
            <text:p text:style-name="P67">$s1</text:p>
          </table:table-cell>
          <table:table-cell table:style-name="Table6.A1" office:value-type="string">
            <text:p text:style-name="P67">$s2</text:p>
          </table:table-cell>
          <table:table-cell table:style-name="Table6.A1" office:value-type="string">
            <text:p text:style-name="P67">$s3</text:p>
          </table:table-cell>
          <table:table-cell table:style-name="Table6.A1" office:value-type="string">
            <text:p text:style-name="P67">$s4</text:p>
          </table:table-cell>
          <table:table-cell table:style-name="Table6.A1" office:value-type="string">
            <text:p text:style-name="P67">$s5</text:p>
          </table:table-cell>
          <table:table-cell table:style-name="Table6.A1" office:value-type="string">
            <text:p text:style-name="P67">$s6</text:p>
          </table:table-cell>
          <table:table-cell table:style-name="Table6.P1" office:value-type="string">
            <text:p text:style-name="P67">$s7</text:p>
          </table:table-cell>
        </table:table-row>
        <table:table-row>
          <table:table-cell table:style-name="Table6.A2" office:value-type="string">
            <text:p text:style-name="P67">8</text:p>
          </table:table-cell>
          <table:table-cell table:style-name="Table6.A2" office:value-type="string">
            <text:p text:style-name="P67">9</text:p>
          </table:table-cell>
          <table:table-cell table:style-name="Table6.A2" office:value-type="string">
            <text:p text:style-name="P67">10</text:p>
          </table:table-cell>
          <table:table-cell table:style-name="Table6.A2" office:value-type="string">
            <text:p text:style-name="P67">11</text:p>
          </table:table-cell>
          <table:table-cell table:style-name="Table6.A2" office:value-type="string">
            <text:p text:style-name="P67">12</text:p>
          </table:table-cell>
          <table:table-cell table:style-name="Table6.A2" office:value-type="string">
            <text:p text:style-name="P67">13</text:p>
          </table:table-cell>
          <table:table-cell table:style-name="Table6.A2" office:value-type="string">
            <text:p text:style-name="P67">14</text:p>
          </table:table-cell>
          <table:table-cell table:style-name="Table6.A2" office:value-type="string">
            <text:p text:style-name="P67">15</text:p>
          </table:table-cell>
          <table:table-cell table:style-name="Table6.A2" office:value-type="string">
            <text:p text:style-name="P67">16</text:p>
          </table:table-cell>
          <table:table-cell table:style-name="Table6.A2" office:value-type="string">
            <text:p text:style-name="P67">17</text:p>
          </table:table-cell>
          <table:table-cell table:style-name="Table6.A2" office:value-type="string">
            <text:p text:style-name="P67">18</text:p>
          </table:table-cell>
          <table:table-cell table:style-name="Table6.A2" office:value-type="string">
            <text:p text:style-name="P67">19</text:p>
          </table:table-cell>
          <table:table-cell table:style-name="Table6.A2" office:value-type="string">
            <text:p text:style-name="P67">20</text:p>
          </table:table-cell>
          <table:table-cell table:style-name="Table6.A2" office:value-type="string">
            <text:p text:style-name="P67">21</text:p>
          </table:table-cell>
          <table:table-cell table:style-name="Table6.A2" office:value-type="string">
            <text:p text:style-name="P67">22</text:p>
          </table:table-cell>
          <table:table-cell table:style-name="Table6.P2" office:value-type="string">
            <text:p text:style-name="P67">23</text:p>
          </table:table-cell>
        </table:table-row>
      </table:table>
      <text:p text:style-name="P58"/>
      <text:p text:style-name="P58"><text:span text:style-name="T61">X : </text:span><text:span text:style-name="T62">0000 00</text:span><text:span text:style-name="T64"> </text:span><text:span text:style-name="T62">01 001</text:span><text:span text:style-name="T64"> </text:span><text:span text:style-name="T62">1 0010</text:span><text:span text:style-name="T64"> </text:span><text:span text:style-name="T62">0110 1</text:span><text:span text:style-name="T64"> </text:span><text:span text:style-name="T62">000 00</text:span><text:span text:style-name="T64"> </text:span><text:span text:style-name="T63">10 0010</text:span><text:span text:style-name="T64"> </text:span><text:span text:style-name="T61">(base two)</text:span></text:p>
      <text:p text:style-name="P45">Y : <text:span text:style-name="T47">1000 11</text:span><text:span text:style-name="T38"> </text:span><text:span text:style-name="T47">01 000</text:span><text:span text:style-name="T38"> </text:span><text:span text:style-name="T47">1 0010</text:span><text:span text:style-name="T38"> </text:span><text:span text:style-name="T47">0000 0</text:span><text:span text:style-name="T38"> </text:span><text:span text:style-name="T47">000 00</text:span><text:span text:style-name="T38"> </text:span><text:span text:style-name="T47">00 1100</text:span><text:span text:style-name="T38"> </text:span>(base two )</text:p>
      <text:p text:style-name="P45"/>
      <text:p text:style-name="P45">(a) Convert X into MIPS assembly. </text:p>
      <text:p text:style-name="P15">First look at the first 6 bits to determine opcode</text:p>
      <text:p text:style-name="P16"><text:span text:style-name="T56">opcode 6</text:span>: <text:tab/><text:span text:style-name="T38">000000 </text:span><text:span text:style-name="T50">= 0x00 </text:span><text:span text:style-name="T51">= add, addu, and, jr, nor, or... and more.</text:span></text:p>
      <text:p text:style-name="P21">rs 5: <text:tab/><text:tab/><text:span text:style-name="T38">01001 <text:s/>= 1+8 <text:tab/><text:tab/>= 9 <text:s/></text:span><text:span text:style-name="T49">= $9</text:span></text:p>
      <text:p text:style-name="P21">rt 5: <text:tab/><text:tab/><text:span text:style-name="T38">10010 <text:s/>= 2 + 16 <text:tab/>= 18 </text:span><text:span text:style-name="T49">= $18</text:span></text:p>
      <text:p text:style-name="P21">rd 5: <text:tab/><text:tab/><text:span text:style-name="T38">01101 <text:s/>= 1 + 4 + 8 <text:tab/>= 13 = </text:span><text:span text:style-name="T49">$13</text:span></text:p>
      <text:p text:style-name="P21">shamt 5: <text:tab/><text:span text:style-name="T38">00000 <text:s/>= 0<text:tab/><text:tab/>= 0 <text:s/>= 0x</text:span><text:span text:style-name="T49">0 <text:s/>= shift amount 0</text:span></text:p>
      <text:p text:style-name="P21">funct 6: <text:tab/><text:span text:style-name="T38">100010 = 2 + 32<text:tab/>= 34 = </text:span><text:span text:style-name="T49">0x22 = sub</text:span></text:p>
      <text:p text:style-name="P22">ALMOST THERE: <text:span text:style-name="T38">sub $13, $9, $18</text:span></text:p>
      <text:p text:style-name="P25">$13 = $t5, $9 = $t1, $18 = $s2</text:p>
      <text:p text:style-name="P25"/>
      <text:p text:style-name="P17">FINAL INSTRUCTION: <text:span text:style-name="T40">sub $t5, $t1, $s2</text:span></text:p>
      <text:p text:style-name="P48"/>
      <text:p text:style-name="P46">(b) Which type (I-type, R-type, J-type) is instruction X? <text:s/></text:p>
      <text:p text:style-name="P46"><text:span text:style-name="T19">R Type </text:span><text:span text:style-name="T21">(see above)</text:span></text:p>
      <text:p text:style-name="P19"/>
      <text:p text:style-name="P45">(c) Convert Y into MIPS assembly.</text:p>
      <text:p text:style-name="P23">Opcode 6: <text:span text:style-name="T38">100011 <text:tab/>= 35 = 0x23 = lw </text:span><text:span text:style-name="T55">(I_type)</text:span></text:p>
      <text:p text:style-name="P23">rs 5: <text:s/><text:span text:style-name="T48">01 000<text:tab/><text:tab/></text:span><text:span text:style-name="T38">= 8<text:tab/></text:span><text:span text:style-name="T51">= $t0</text:span></text:p>
      <text:p text:style-name="P23">rt 5: <text:s/><text:span text:style-name="T48">1 0010<text:tab/><text:tab/></text:span><text:span text:style-name="T38">= 18<text:tab/></text:span><text:span text:style-name="T51">= $s2</text:span></text:p>
      <text:p text:style-name="P24"><text:span text:style-name="T85">immediate 16</text:span>: <text:s/><text:span text:style-name="T48">0000 0 </text:span><text:span text:style-name="T55">000 00</text:span><text:span text:style-name="T48"> </text:span><text:span text:style-name="T55">00 1100 </text:span><text:span text:style-name="T38">= </text:span><text:span text:style-name="T55">12</text:span></text:p>
      <text:p text:style-name="P23"/>
      <text:p text:style-name="P18"><text:span text:style-name="T65">FINAL INSTRUCTION:</text:span><text:span text:style-name="T66"> </text:span><text:span text:style-name="T43">lw $s2, 12($t0)</text:span></text:p>
      <text:p text:style-name="P57"/>
      <text:p text:style-name="P46">(d) Which type (I-type, R-type, J-type) is instruction Y?</text:p>
      <text:p text:style-name="P46"><text:span text:style-name="T20">I Type</text:span><text:span text:style-name="T22"> (see above)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Problem 4 <text:tab/><text:tab/><text:tab/><text:tab/><text:tab/><text:tab/><text:tab/><text:tab/><text:tab/><text:tab/><text:tab/><text:tab/>[20 pts] </text:p>
      <text:p text:style-name="P45">(a) Consider the following MIPS assembly instructions. What is a corresponding C </text:p>
      <text:p text:style-name="P45">statement?</text:p>
      <text:p text:style-name="P45"/>
      <text:p text:style-name="P45"><text:tab/>add f, h, g</text:p>
      <text:p text:style-name="P45"><text:tab/><text:tab/><text:tab/><text:span text:style-name="T13">f = g + h;</text:span></text:p>
      <text:p text:style-name="P45"><text:tab/>sub f, i, f</text:p>
      <text:p text:style-name="P45"><text:tab/><text:tab/><text:tab/><text:span text:style-name="T13">f = i – f;</text:span></text:p>
      <text:p text:style-name="P45"/>
      <text:p text:style-name="P45">(b) If the variables f, g, h, and i have the values 1, 2, 3, and 5 respectively, what </text:p>
      <text:p text:style-name="P45">is the end value of f?</text:p>
      <text:p text:style-name="P26"/>
      <text:p text:style-name="P26"><text:tab/><text:span text:style-name="T83">f = 2 + 3;</text:span></text:p>
      <text:p text:style-name="P26"><text:tab/><text:span text:style-name="T83">(f = 5)</text:span></text:p>
      <text:p text:style-name="P26"><text:tab/><text:span text:style-name="T83">(i = 5)</text:span></text:p>
      <text:p text:style-name="P26"><text:tab/><text:span text:style-name="T83">f = 5 – 5;</text:span></text:p>
      <text:p text:style-name="P26"><text:tab/><text:span text:style-name="T35">(f = 0)</text:span></text:p>
      <text:p text:style-name="P27"/>
      <text:p text:style-name="P45">(c) Now consider the following C statement. What is the corresponding MIPS as- </text:p>
      <text:p text:style-name="P45">sembly code?</text:p>
      <text:p text:style-name="P45"><text:tab/></text:p>
      <text:p text:style-name="P45"><text:tab/>B[8] = A[i-j];</text:p>
      <text:p text:style-name="P45"><text:tab/></text:p>
      <text:p text:style-name="P45">Assume i and j are assigned to registers $s3 and $s4 respectively. Assume the </text:p>
      <text:p text:style-name="P45">base address of the arrays A and B are in registers $s6 and $s7 respectively. </text:p>
      <text:p text:style-name="P26"/>
      <text:p text:style-name="P26"><text:tab/><text:tab/><text:span text:style-name="T34">sub $t0, $s3, $s4</text:span></text:p>
      <text:p text:style-name="P26"><text:span text:style-name="T31"><text:tab/><text:tab/> </text:span><text:span text:style-name="T34">lw $t0, 9($s7)</text:span><text:span text:style-name="T67"> </text:span><text:span text:style-name="T69">[0,1,2,3,4,5,6,7, 8]</text:span></text:p>
      <text:p text:style-name="P26"><text:span text:style-name="T69"><text:tab/><text:tab/><text:tab/><text:tab/><text:tab/><text:tab/><text:tab/><text:tab/> <text:s text:c="3"/></text:span><text:span text:style-name="T71">^</text:span><text:span text:style-name="T69"><text:tab/><text:tab/></text:span></text:p>
      <text:p text:style-name="P26"><text:span text:style-name="T69"><text:tab/><text:tab/><text:tab/><text:tab/><text:tab/><text:tab/><text:tab/><text:tab/> <text:s text:c="3"/></text:span><text:span text:style-name="T71">|</text:span></text:p>
      <text:p text:style-name="P26"><text:span text:style-name="T70"><text:tab/><text:tab/> <text:s text:c="15"/>(1,2,3,4,5,6,7,8,9)</text:span><text:tab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Problem 5<text:tab/><text:tab/><text:tab/><text:tab/><text:tab/><text:tab/><text:tab/><text:tab/><text:tab/><text:tab/><text:tab/><text:tab/>[10 pts] </text:p>
      <text:p text:style-name="P45"/>
      <text:p text:style-name="P45"><text:tab/>addi $t0, $s6, 4 <text:s text:c="2"/><text:span text:style-name="T23"><text:tab/></text:span></text:p>
      <text:p text:style-name="P45"><text:tab/>add $t1, $s6, $0 <text:tab/></text:p>
      <text:p text:style-name="P45"><text:tab/>sw $t1, 0($t0) <text:tab/><text:tab/></text:p>
      <text:p text:style-name="P45"><text:tab/>lw $t0, 0($t0) <text:tab/><text:tab/></text:p>
      <text:p text:style-name="P45"><text:tab/>add $s0, $t1, $t<text:span text:style-name="T72">0</text:span></text:p>
      <text:p text:style-name="P45"/>
      <text:p text:style-name="P45">For the MIPS assembly above, assume the registers $s0 and $s1 contain the values </text:p>
      <text:p text:style-name="P45">0x0000 0014 and 0x0000 0028, respectively. Also assume register $s6 contains the value </text:p>
      <text:p text:style-name="P45">0x0000 0200, and that memory contains the following values:</text:p>
      <text:p text:style-name="P45"><text:tab/><text:span text:style-name="T2"><text:tab/><text:tab/><text:tab/><text:tab/></text:span></text:p>
      <text:p text:style-name="P45"><text:tab/><text:span text:style-name="T2">| <text:s text:c="4"/>Address <text:tab/>| <text:s text:c="8"/>Value <text:tab/>|</text:span> <text:s text:c="7"/><text:span text:style-name="T68">addr<text:tab/> <text:s text:c="11"/>|<text:tab/>value</text:span></text:p>
      <text:p text:style-name="P47"><text:tab/><text:span text:style-name="T2">| 0x0000 0200<text:tab/>| 0x0000 00c8 |</text:span> <text:s/>: <text:tab/><text:span text:style-name="T73">Array[0]<text:tab/>|<text:tab/>(12*16)+8 = 200</text:span></text:p>
      <text:p text:style-name="P47"><text:tab/><text:span text:style-name="T2">| 0x0000 0204<text:tab/>| 0x0000 012c |</text:span> <text:s/>:<text:tab/><text:span text:style-name="T73">Array[1]<text:tab/>|<text:tab/>256+32+12 = 300</text:span></text:p>
      <text:p text:style-name="P45"><text:tab/><text:span text:style-name="T2">| 0x0000 0208 | 0x0000 0190<text:tab/>|</text:span> <text:s/>: <text:tab/><text:span text:style-name="T73">Array[2]<text:tab/>|<text:tab/>256+144 = 400</text:span></text:p>
      <text:p text:style-name="P45"/>
      <text:p text:style-name="P50">Find the value of $s0 at the end of the assembly code.</text:p>
      <text:p text:style-name="P45"/>
      <text:p text:style-name="P31">I'm going to make an assumption here that this is an array containing 4-byte values. Thus when we point to $s6, 4 we are pointing to the beginning of the second element that is 4-bytes <text:span text:style-name="T73">beyond the first element. I will proceed with this assumption in place.</text:span></text:p>
      <text:p text:style-name="P31"/>
      <text:p text:style-name="P37">1. $t0 = $s6 + 4 <text:s/>(<text:span text:style-name="T87">adds 4 to the memory address 0x00000200 and stores it in $t0, store Array[1] in $t0)</text:span></text:p>
      <text:p text:style-name="P37">2. $t1 = $s6 (<text:span text:style-name="T87">adds 0 to memory addr 0x00000200 and stores it in $t1, Array[0])</text:span></text:p>
      <text:p text:style-name="P37"><text:tab/><text:span text:style-name="T87">$t0 = 0x...0204 (Array[1])</text:span></text:p>
      <text:p text:style-name="P37"><text:tab/><text:span text:style-name="T87">$t1 = 0x...0200 (Array[0])</text:span></text:p>
      <text:p text:style-name="P37">3. $t1 contains <text:span text:style-name="T87">value 0x...00c8 = 200, store 200 in $t0 with zero offset.</text:span></text:p>
      <text:p text:style-name="P37">4. <text:span text:style-name="T86">load $t0 into itself for giggles? </text:span>I guess …</text:p>
      <text:p text:style-name="P37"><text:tab/><text:span text:style-name="T87">$t0 = 200</text:span></text:p>
      <text:p text:style-name="P37"><text:tab/><text:span text:style-name="T87">$t1 = Array[0] = 0x...0200 = 0x...00c8 = 200</text:span></text:p>
      <text:p text:style-name="P37"/>
      <text:p text:style-name="P37">5. $s0 = <text:span text:style-name="T87">200 </text:span>+ Array[0] = 200 + 200 = <text:span text:style-name="T31">400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9">NEXT PAGE</text:p>
      <text:p text:style-name="P49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51">Problem 6 <text:tab/><text:tab/><text:tab/><text:tab/><text:tab/><text:tab/><text:tab/><text:tab/><text:tab/><text:tab/><text:tab/><text:tab/>[10 pts] </text:p>
      <text:p text:style-name="P51"/>
      <text:p text:style-name="P51">Assume the following register contents: </text:p>
      <text:p text:style-name="P51"/>
      <text:p text:style-name="P52"><text:tab/>$t0 = 0x5ca1ab1e <text:s/><text:span text:style-name="T25">= </text:span><text:span text:style-name="T15">0101 1100 1010 0001 1010 1011 0001 1110</text:span></text:p>
      <text:p text:style-name="P56"><text:span text:style-name="T52"><text:tab/><text:tab/><text:tab/> <text:s text:c="2"/></text:span><text:span text:style-name="T53"><text:s/></text:span></text:p>
      <text:p text:style-name="P51">(a) What is the value of $t2 for the following sequence of instructions? </text:p>
      <text:p text:style-name="P51"/>
      <text:p text:style-name="P56"><text:span text:style-name="T57"><text:tab/>sll $t2, $t0, 4 <text:s/><text:tab/><text:tab/></text:span><text:span text:style-name="T24">= </text:span><text:span text:style-name="T79">1100 1010 0001 1010 1011 0001 1110 0000</text:span></text:p>
      <text:p text:style-name="P51"><text:tab/>andi $t2, $t2, -1 <text:tab/><text:span text:style-name="T9"> <text:s text:c="2"/></text:span><text:span text:style-name="T26"><text:s/></text:span><text:span text:style-name="T16">1111 1111 1111 1111 1111 1111 1111 1111</text:span></text:p>
      <text:p text:style-name="P28"><text:tab/><text:tab/><text:tab/><text:tab/> <text:s/>1100 1010 0001 1010 1011 0001 1110 0000</text:p>
      <text:p text:style-name="P28"/>
      <text:p text:style-name="P32">1. Shift left logical (shift the value $t0, by the amount of 4 <text:span text:style-name="T74">and store the result in $t2)</text:span></text:p>
      <text:p text:style-name="P38">2. and<text:span text:style-name="T80">i</text:span> $t2 <text:span text:style-name="T80">with the 32 bit binary for -1 (</text:span><text:span text:style-name="T54">1111 1111 1111 1111 1111 1111 1111 1111</text:span><text:span text:style-name="T80">)</text:span></text:p>
      <text:p text:style-name="P39"><text:span text:style-name="T78">$t2 = </text:span><text:span text:style-name="T76">1100 1010 0001 1010 1011 0001 1110 0000 = </text:span><text:span text:style-name="T77">ca</text:span><text:span text:style-name="T76">1</text:span><text:span text:style-name="T77">ab</text:span><text:span text:style-name="T76">1</text:span><text:span text:style-name="T77">e</text:span><text:span text:style-name="T76">0</text:span></text:p>
      <text:p text:style-name="P43"><text:span text:style-name="T76">(</text:span><text:span text:style-name="T75">assumed 2's complement since not specified)</text:span></text:p>
      <text:p text:style-name="P51"/>
      <text:p text:style-name="P51">(b) What is the value of $t2 for the following sequence of instructions? </text:p>
      <text:p text:style-name="P51"/>
      <text:p text:style-name="P51"><text:tab/>srl $t2, $t0, 3 <text:tab/><text:tab/><text:span text:style-name="T27">=</text:span><text:span text:style-name="T17"> <text:s/>0000 1011 1001 0100 0011 0101 0110 0011</text:span></text:p>
      <text:p text:style-name="P53"><text:tab/>andi $t2, $t2, 0xf00d<text:tab/> <text:s text:c="6"/><text:span text:style-name="T16">0000 0000 0000 0000 1111 0000 0000 1101</text:span></text:p>
      <text:p text:style-name="P29"><text:tab/><text:tab/><text:tab/><text:tab/> <text:s text:c="2"/>1111 0100 0110 1011 0011 1010 1001 0001</text:p>
      <text:p text:style-name="P33"/>
      <text:p text:style-name="P34">1. Shift right logical on $t0, store in $t2, shift right by 3</text:p>
      <text:p text:style-name="P36">2. andi $t2 with F<text:span text:style-name="T86">00</text:span>D (hahaha) and store the result in $t2</text:p>
      <text:p text:style-name="P30"><text:span text:style-name="T86">$t2 = </text:span>1111 0100 0110 1011 0011 1010 1001 0001 = f46b3a91</text:p>
      <text:p text:style-name="P51"/>
      <text:p text:style-name="P51">Problem 7 <text:tab/><text:tab/><text:tab/><text:tab/><text:tab/><text:tab/><text:tab/><text:tab/><text:tab/><text:tab/><text:tab/><text:tab/>[10 pts] </text:p>
      <text:p text:style-name="P51"/>
      <text:p text:style-name="P51">Assume $t0 contains the following: </text:p>
      <text:p text:style-name="P51"/>
      <text:p text:style-name="P54"><text:tab/>0x8000 8000 <text:tab/><text:span text:style-name="T81">= 34,359,771,136</text:span></text:p>
      <text:p text:style-name="P51"/>
      <text:p text:style-name="P51">What is the value of $t1 after the following instructions? </text:p>
      <text:p text:style-name="P51">Show a trace of $t1 throughout the iteration. </text:p>
      <text:p text:style-name="P51"/>
      <text:p text:style-name="P51"><text:tab/><text:tab/>slt $t1, $0, $t0 <text:tab/><text:span text:style-name="T28">let $t1 hold the value for ($0 &lt; $t0) <text:s/>(either 0 or 1, T or F)</text:span></text:p>
      <text:p text:style-name="P51"><text:tab/><text:tab/>bne $t1, $0, ELSE <text:s text:c="4"/><text:span text:style-name="T9"><text:s/></text:span><text:span text:style-name="T28">if t1 does not equal 0, PC+4+address of ELSE</text:span></text:p>
      <text:p text:style-name="P51"><text:tab/><text:tab/>j DONE <text:tab/><text:tab/><text:span text:style-name="T28">if t1 was equal to 1 PC = address of DONE</text:span></text:p>
      <text:p text:style-name="P51"><text:tab/>ELSE: addi $t1, $t1, 4 <text:tab/><text:span text:style-name="T28">if t1 was zero, add 4 to $t1 and store the result in $t1</text:span></text:p>
      <text:p text:style-name="P51"><text:tab/>DONE:<text:tab/><text:tab/><text:tab/><text:span text:style-name="T28">in either case, halt here.</text:span></text:p>
      <text:p text:style-name="P35"/>
      <text:p text:style-name="P55"><text:soft-page-break/><text:span text:style-name="T28">T</text:span><text:span text:style-name="T9">he value of $t1 on the first step would have been 1 as 34 billion something is greater than zero, so we would bne $t1, $0, ELSE where we would add 4 to the 1 and store the result back in $t1.</text:span></text:p>
      <text:p text:style-name="P41">At the end $t1 = 5.</text:p>
      <text:p text:style-name="P41"/>
      <text:p text:style-name="P51">Problem 8 <text:tab/><text:tab/><text:tab/><text:tab/><text:tab/><text:tab/><text:tab/><text:tab/><text:tab/><text:tab/><text:tab/><text:tab/>[10 pts] </text:p>
      <text:p text:style-name="P51"/>
      <text:p text:style-name="P51"><text:tab/>for (i = 0; i &lt; x; i++) </text:p>
      <text:p text:style-name="P51"><text:tab/><text:tab/>x += y; </text:p>
      <text:p text:style-name="P51"/>
      <text:p text:style-name="P51">Assume that the values of x, y and i are in registers $s5, $s6, $t1, respectively. </text:p>
      <text:p text:style-name="P51"/>
      <text:p text:style-name="P51">(a) Translate the above C code to MIPS assembly code. Use a minimum number of </text:p>
      <text:p text:style-name="P51">instructions. </text:p>
      <text:p text:style-name="P51"/>
      <text:p text:style-name="P41">l<text:span text:style-name="T82">w </text:span>$t0, $s5 <text:tab/><text:tab/><text:tab/><text:span text:style-name="T58"># t0 is a constant holding our upper bound “x”</text:span></text:p>
      <text:p text:style-name="P41">li $t1, 0 <text:tab/><text:tab/><text:tab/><text:span text:style-name="T58"># t1 is our counter (i) </text:span></text:p>
      <text:p text:style-name="P41">loop: </text:p>
      <text:p text:style-name="P41">beq $t1, $t0, end <text:tab/><text:tab/><text:span text:style-name="T58"># if t1 == x we are done </text:span></text:p>
      <text:p text:style-name="P41">loop body </text:p>
      <text:p text:style-name="P41">add $s5, $s5, $s6</text:p>
      <text:p text:style-name="P41">addi $t1, $t1, 1<text:tab/><text:tab/><text:span text:style-name="T58"># add 1 to t1 </text:span></text:p>
      <text:p text:style-name="P41">j loop <text:tab/><text:tab/><text:tab/><text:tab/><text:span text:style-name="T58"># jump back t</text:span><text:span text:style-name="T59">o loop beginning</text:span></text:p>
      <text:p text:style-name="P41">end:</text:p>
      <text:p text:style-name="P51"/>
      <text:p text:style-name="P51">(b) How many MIPS instructions does it take to implement the C code? </text:p>
      <text:p text:style-name="P40">9 instructions</text:p>
      <text:p text:style-name="P51"/>
      <text:p text:style-name="P51">(c) If the variables x and y are both initialized to 1, what is the total number of </text:p>
      <text:p text:style-name="P51">MIPS instructions that is executed to complete the loop?</text:p>
      <text:p text:style-name="P42"/>
      <text:p text:style-name="P40">It's still going to be 9 instructions. E<text:span text:style-name="T84">i</text:span>ther way if we differentiate between x and y we still have to reference the register their value is contained in. We will still have to do the +=, we could change that to addi $s5, $s5, 1, but the instruction remains regardle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c9221" officeooo:paragraph-rsid="000c922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Kaleb J. Him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6T10:06:34.675313347</meta:creation-date>
    <dc:date>2014-10-02T21:46:01.901416523</dc:date>
    <meta:editing-duration>PT19M46S</meta:editing-duration>
    <meta:editing-cycles>14</meta:editing-cycles>
    <meta:generator>LibreOffice/4.2.6.3$Linux_x86 LibreOffice_project/420m0$Build-3</meta:generator>
    <meta:document-statistic meta:table-count="6" meta:image-count="0" meta:object-count="0" meta:page-count="7" meta:paragraph-count="369" meta:word-count="1977" meta:character-count="9370" meta:non-whitespace-character-count="7043"/>
  </office:meta>
</office:document-meta>
</file>